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bu_area</text:p>
          </table:table-cell>
          <table:table-cell table:formula="of:=CONCATENATE(&quot; &quot;;[.A1];&quot;:0 &quot;;&quot;&quot;&quot;&quot;;SUBSTITUTE(SUBSTITUTE(PROPER([.A1]);&quot;_Area&quot;;&quot;&quot;);&quot;_&quot;;&quot; &quot;);&quot;&quot;&quot;&quot;)" office:value-type="string" office:string-value=" abu_area:0 &quot;Abu&quot;" calcext:value-type="string">
            <text:p><text:s/>abu_area:0 "Abu"</text:p>
          </table:table-cell>
          <table:table-cell table:style-name="Default"/>
        </table:table-row>
        <table:table-row table:style-name="ro1">
          <table:table-cell office:value-type="string" calcext:value-type="string">
            <text:p>aichi_area</text:p>
          </table:table-cell>
          <table:table-cell table:formula="of:=CONCATENATE(&quot; &quot;;[.A2];&quot;:0 &quot;;&quot;&quot;&quot;&quot;;SUBSTITUTE(SUBSTITUTE(PROPER([.A2]);&quot;_Area&quot;;&quot;&quot;);&quot;_&quot;;&quot; &quot;);&quot;&quot;&quot;&quot;)" office:value-type="string" office:string-value=" aichi_area:0 &quot;Aichi&quot;" calcext:value-type="string">
            <text:p><text:s/>aichi_area:0 "Aichi"</text:p>
          </table:table-cell>
          <table:table-cell table:formula="of:=[.B2]=[.B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izu_area</text:p>
          </table:table-cell>
          <table:table-cell table:formula="of:=CONCATENATE(&quot; &quot;;[.A3];&quot;:0 &quot;;&quot;&quot;&quot;&quot;;SUBSTITUTE(SUBSTITUTE(PROPER([.A3]);&quot;_Area&quot;;&quot;&quot;);&quot;_&quot;;&quot; &quot;);&quot;&quot;&quot;&quot;)" office:value-type="string" office:string-value=" aizu_area:0 &quot;Aizu&quot;" calcext:value-type="string">
            <text:p><text:s/>aizu_area:0 "Aizu"</text:p>
          </table:table-cell>
          <table:table-cell table:formula="of:=[.B3]=[.B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kashi_area</text:p>
          </table:table-cell>
          <table:table-cell table:formula="of:=CONCATENATE(&quot; &quot;;[.A4];&quot;:0 &quot;;&quot;&quot;&quot;&quot;;SUBSTITUTE(SUBSTITUTE(PROPER([.A4]);&quot;_Area&quot;;&quot;&quot;);&quot;_&quot;;&quot; &quot;);&quot;&quot;&quot;&quot;)" office:value-type="string" office:string-value=" akashi_area:0 &quot;Akashi&quot;" calcext:value-type="string">
            <text:p><text:s/>akashi_area:0 "Akashi"</text:p>
          </table:table-cell>
          <table:table-cell table:formula="of:=[.B4]=[.B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ki_area</text:p>
          </table:table-cell>
          <table:table-cell table:formula="of:=CONCATENATE(&quot; &quot;;[.A5];&quot;:0 &quot;;&quot;&quot;&quot;&quot;;SUBSTITUTE(SUBSTITUTE(PROPER([.A5]);&quot;_Area&quot;;&quot;&quot;);&quot;_&quot;;&quot; &quot;);&quot;&quot;&quot;&quot;)" office:value-type="string" office:string-value=" aki_area:0 &quot;Aki&quot;" calcext:value-type="string">
            <text:p><text:s/>aki_area:0 "Aki"</text:p>
          </table:table-cell>
          <table:table-cell table:formula="of:=[.B5]=[.B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kita_area</text:p>
          </table:table-cell>
          <table:table-cell table:formula="of:=CONCATENATE(&quot; &quot;;[.A6];&quot;:0 &quot;;&quot;&quot;&quot;&quot;;SUBSTITUTE(SUBSTITUTE(PROPER([.A6]);&quot;_Area&quot;;&quot;&quot;);&quot;_&quot;;&quot; &quot;);&quot;&quot;&quot;&quot;)" office:value-type="string" office:string-value=" akita_area:0 &quot;Akita&quot;" calcext:value-type="string">
            <text:p><text:s/>akita_area:0 "Akita"</text:p>
          </table:table-cell>
          <table:table-cell table:formula="of:=[.B6]=[.B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ko_area</text:p>
          </table:table-cell>
          <table:table-cell table:formula="of:=CONCATENATE(&quot; &quot;;[.A7];&quot;:0 &quot;;&quot;&quot;&quot;&quot;;SUBSTITUTE(SUBSTITUTE(PROPER([.A7]);&quot;_Area&quot;;&quot;&quot;);&quot;_&quot;;&quot; &quot;);&quot;&quot;&quot;&quot;)" office:value-type="string" office:string-value=" ako_area:0 &quot;Ako&quot;" calcext:value-type="string">
            <text:p><text:s/>ako_area:0 "Ako"</text:p>
          </table:table-cell>
          <table:table-cell table:formula="of:=[.B7]=[.B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sago_area</text:p>
          </table:table-cell>
          <table:table-cell table:formula="of:=CONCATENATE(&quot; &quot;;[.A8];&quot;:0 &quot;;&quot;&quot;&quot;&quot;;SUBSTITUTE(SUBSTITUTE(PROPER([.A8]);&quot;_Area&quot;;&quot;&quot;);&quot;_&quot;;&quot; &quot;);&quot;&quot;&quot;&quot;)" office:value-type="string" office:string-value=" asago_area:0 &quot;Asago&quot;" calcext:value-type="string">
            <text:p><text:s/>asago_area:0 "Asago"</text:p>
          </table:table-cell>
          <table:table-cell table:formula="of:=[.B8]=[.B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sakuchi_area</text:p>
          </table:table-cell>
          <table:table-cell table:formula="of:=CONCATENATE(&quot; &quot;;[.A9];&quot;:0 &quot;;&quot;&quot;&quot;&quot;;SUBSTITUTE(SUBSTITUTE(PROPER([.A9]);&quot;_Area&quot;;&quot;&quot;);&quot;_&quot;;&quot; &quot;);&quot;&quot;&quot;&quot;)" office:value-type="string" office:string-value=" asakuchi_area:0 &quot;Asakuchi&quot;" calcext:value-type="string">
            <text:p><text:s/>asakuchi_area:0 "Asakuchi"</text:p>
          </table:table-cell>
          <table:table-cell table:formula="of:=[.B9]=[.B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shikami_area</text:p>
          </table:table-cell>
          <table:table-cell table:formula="of:=CONCATENATE(&quot; &quot;;[.A10];&quot;:0 &quot;;&quot;&quot;&quot;&quot;;SUBSTITUTE(SUBSTITUTE(PROPER([.A10]);&quot;_Area&quot;;&quot;&quot;);&quot;_&quot;;&quot; &quot;);&quot;&quot;&quot;&quot;)" office:value-type="string" office:string-value=" ashikami_area:0 &quot;Ashikami&quot;" calcext:value-type="string">
            <text:p><text:s/>ashikami_area:0 "Ashikami"</text:p>
          </table:table-cell>
          <table:table-cell table:formula="of:=[.B10]=[.B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shikita_area</text:p>
          </table:table-cell>
          <table:table-cell table:formula="of:=CONCATENATE(&quot; &quot;;[.A11];&quot;:0 &quot;;&quot;&quot;&quot;&quot;;SUBSTITUTE(SUBSTITUTE(PROPER([.A11]);&quot;_Area&quot;;&quot;&quot;);&quot;_&quot;;&quot; &quot;);&quot;&quot;&quot;&quot;)" office:value-type="string" office:string-value=" ashikita_area:0 &quot;Ashikita&quot;" calcext:value-type="string">
            <text:p><text:s/>ashikita_area:0 "Ashikita"</text:p>
          </table:table-cell>
          <table:table-cell table:formula="of:=[.B11]=[.B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wa_area</text:p>
          </table:table-cell>
          <table:table-cell table:formula="of:=CONCATENATE(&quot; &quot;;[.A12];&quot;:0 &quot;;&quot;&quot;&quot;&quot;;SUBSTITUTE(SUBSTITUTE(PROPER([.A12]);&quot;_Area&quot;;&quot;&quot;);&quot;_&quot;;&quot; &quot;);&quot;&quot;&quot;&quot;)" office:value-type="string" office:string-value=" awa_area:0 &quot;Awa&quot;" calcext:value-type="string">
            <text:p><text:s/>awa_area:0 "Awa"</text:p>
          </table:table-cell>
          <table:table-cell table:formula="of:=[.B12]=[.B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zumi_area</text:p>
          </table:table-cell>
          <table:table-cell table:formula="of:=CONCATENATE(&quot; &quot;;[.A13];&quot;:0 &quot;;&quot;&quot;&quot;&quot;;SUBSTITUTE(SUBSTITUTE(PROPER([.A13]);&quot;_Area&quot;;&quot;&quot;);&quot;_&quot;;&quot; &quot;);&quot;&quot;&quot;&quot;)" office:value-type="string" office:string-value=" azumi_area:0 &quot;Azumi&quot;" calcext:value-type="string">
            <text:p><text:s/>azumi_area:0 "Azumi"</text:p>
          </table:table-cell>
          <table:table-cell table:formula="of:=[.B13]=[.B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izen_area</text:p>
          </table:table-cell>
          <table:table-cell table:formula="of:=CONCATENATE(&quot; &quot;;[.A14];&quot;:0 &quot;;&quot;&quot;&quot;&quot;;SUBSTITUTE(SUBSTITUTE(PROPER([.A14]);&quot;_Area&quot;;&quot;&quot;);&quot;_&quot;;&quot; &quot;);&quot;&quot;&quot;&quot;)" office:value-type="string" office:string-value=" bizen_area:0 &quot;Bizen&quot;" calcext:value-type="string">
            <text:p><text:s/>bizen_area:0 "Bizen"</text:p>
          </table:table-cell>
          <table:table-cell table:formula="of:=[.B14]=[.B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ngo_area</text:p>
          </table:table-cell>
          <table:table-cell table:formula="of:=CONCATENATE(&quot; &quot;;[.A15];&quot;:0 &quot;;&quot;&quot;&quot;&quot;;SUBSTITUTE(SUBSTITUTE(PROPER([.A15]);&quot;_Area&quot;;&quot;&quot;);&quot;_&quot;;&quot; &quot;);&quot;&quot;&quot;&quot;)" office:value-type="string" office:string-value=" bungo_area:0 &quot;Bungo&quot;" calcext:value-type="string">
            <text:p><text:s/>bungo_area:0 "Bungo"</text:p>
          </table:table-cell>
          <table:table-cell table:formula="of:=[.B15]=[.B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ba_area</text:p>
          </table:table-cell>
          <table:table-cell table:formula="of:=CONCATENATE(&quot; &quot;;[.A16];&quot;:0 &quot;;&quot;&quot;&quot;&quot;;SUBSTITUTE(SUBSTITUTE(PROPER([.A16]);&quot;_Area&quot;;&quot;&quot;);&quot;_&quot;;&quot; &quot;);&quot;&quot;&quot;&quot;)" office:value-type="string" office:string-value=" chiba_area:0 &quot;Chiba&quot;" calcext:value-type="string">
            <text:p><text:s/>chiba_area:0 "Chiba"</text:p>
          </table:table-cell>
          <table:table-cell table:formula="of:=[.B16]=[.B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chibu_area</text:p>
          </table:table-cell>
          <table:table-cell table:formula="of:=CONCATENATE(&quot; &quot;;[.A17];&quot;:0 &quot;;&quot;&quot;&quot;&quot;;SUBSTITUTE(SUBSTITUTE(PROPER([.A17]);&quot;_Area&quot;;&quot;&quot;);&quot;_&quot;;&quot; &quot;);&quot;&quot;&quot;&quot;)" office:value-type="string" office:string-value=" chichibu_area:0 &quot;Chichibu&quot;" calcext:value-type="string">
            <text:p><text:s/>chichibu_area:0 "Chichibu"</text:p>
          </table:table-cell>
          <table:table-cell table:formula="of:=[.B17]=[.B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uzen_area</text:p>
          </table:table-cell>
          <table:table-cell table:formula="of:=CONCATENATE(&quot; &quot;;[.A18];&quot;:0 &quot;;&quot;&quot;&quot;&quot;;SUBSTITUTE(SUBSTITUTE(PROPER([.A18]);&quot;_Area&quot;;&quot;&quot;);&quot;_&quot;;&quot; &quot;);&quot;&quot;&quot;&quot;)" office:value-type="string" office:string-value=" chikuzen_area:0 &quot;Chikuzen&quot;" calcext:value-type="string">
            <text:p><text:s/>chikuzen_area:0 "Chikuzen"</text:p>
          </table:table-cell>
          <table:table-cell table:formula="of:=[.B18]=[.B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zu_area</text:p>
          </table:table-cell>
          <table:table-cell table:formula="of:=CONCATENATE(&quot; &quot;;[.A19];&quot;:0 &quot;;&quot;&quot;&quot;&quot;;SUBSTITUTE(SUBSTITUTE(PROPER([.A19]);&quot;_Area&quot;;&quot;&quot;);&quot;_&quot;;&quot; &quot;);&quot;&quot;&quot;&quot;)" office:value-type="string" office:string-value=" chizu_area:0 &quot;Chizu&quot;" calcext:value-type="string">
            <text:p><text:s/>chizu_area:0 "Chizu"</text:p>
          </table:table-cell>
          <table:table-cell table:formula="of:=[.B19]=[.B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te_area</text:p>
          </table:table-cell>
          <table:table-cell table:formula="of:=CONCATENATE(&quot; &quot;;[.A20];&quot;:0 &quot;;&quot;&quot;&quot;&quot;;SUBSTITUTE(SUBSTITUTE(PROPER([.A20]);&quot;_Area&quot;;&quot;&quot;);&quot;_&quot;;&quot; &quot;);&quot;&quot;&quot;&quot;)" office:value-type="string" office:string-value=" date_area:0 &quot;Date&quot;" calcext:value-type="string">
            <text:p><text:s/>date_area:0 "Date"</text:p>
          </table:table-cell>
          <table:table-cell table:formula="of:=[.B20]=[.B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chizen_area</text:p>
          </table:table-cell>
          <table:table-cell table:formula="of:=CONCATENATE(&quot; &quot;;[.A21];&quot;:0 &quot;;&quot;&quot;&quot;&quot;;SUBSTITUTE(SUBSTITUTE(PROPER([.A21]);&quot;_Area&quot;;&quot;&quot;);&quot;_&quot;;&quot; &quot;);&quot;&quot;&quot;&quot;)" office:value-type="string" office:string-value=" echizen_area:0 &quot;Echizen&quot;" calcext:value-type="string">
            <text:p><text:s/>echizen_area:0 "Echizen"</text:p>
          </table:table-cell>
          <table:table-cell table:formula="of:=[.B21]=[.B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do_area</text:p>
          </table:table-cell>
          <table:table-cell table:formula="of:=CONCATENATE(&quot; &quot;;[.A22];&quot;:0 &quot;;&quot;&quot;&quot;&quot;;SUBSTITUTE(SUBSTITUTE(PROPER([.A22]);&quot;_Area&quot;;&quot;&quot;);&quot;_&quot;;&quot; &quot;);&quot;&quot;&quot;&quot;)" office:value-type="string" office:string-value=" edo_area:0 &quot;Edo&quot;" calcext:value-type="string">
            <text:p><text:s/>edo_area:0 "Edo"</text:p>
          </table:table-cell>
          <table:table-cell table:formula="of:=[.B22]=[.B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tchu_area</text:p>
          </table:table-cell>
          <table:table-cell table:formula="of:=CONCATENATE(&quot; &quot;;[.A23];&quot;:0 &quot;;&quot;&quot;&quot;&quot;;SUBSTITUTE(SUBSTITUTE(PROPER([.A23]);&quot;_Area&quot;;&quot;&quot;);&quot;_&quot;;&quot; &quot;);&quot;&quot;&quot;&quot;)" office:value-type="string" office:string-value=" etchu_area:0 &quot;Etchu&quot;" calcext:value-type="string">
            <text:p><text:s/>etchu_area:0 "Etchu"</text:p>
          </table:table-cell>
          <table:table-cell table:formula="of:=[.B23]=[.B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ji_area</text:p>
          </table:table-cell>
          <table:table-cell table:formula="of:=CONCATENATE(&quot; &quot;;[.A24];&quot;:0 &quot;;&quot;&quot;&quot;&quot;;SUBSTITUTE(SUBSTITUTE(PROPER([.A24]);&quot;_Area&quot;;&quot;&quot;);&quot;_&quot;;&quot; &quot;);&quot;&quot;&quot;&quot;)" office:value-type="string" office:string-value=" fuji_area:0 &quot;Fuji&quot;" calcext:value-type="string">
            <text:p><text:s/>fuji_area:0 "Fuji"</text:p>
          </table:table-cell>
          <table:table-cell table:formula="of:=[.B24]=[.B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ruichi_area</text:p>
          </table:table-cell>
          <table:table-cell table:formula="of:=CONCATENATE(&quot; &quot;;[.A25];&quot;:0 &quot;;&quot;&quot;&quot;&quot;;SUBSTITUTE(SUBSTITUTE(PROPER([.A25]);&quot;_Area&quot;;&quot;&quot;);&quot;_&quot;;&quot; &quot;);&quot;&quot;&quot;&quot;)" office:value-type="string" office:string-value=" furuichi_area:0 &quot;Furuichi&quot;" calcext:value-type="string">
            <text:p><text:s/>furuichi_area:0 "Furuichi"</text:p>
          </table:table-cell>
          <table:table-cell table:formula="of:=[.B25]=[.B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unma_area</text:p>
          </table:table-cell>
          <table:table-cell table:formula="of:=CONCATENATE(&quot; &quot;;[.A26];&quot;:0 &quot;;&quot;&quot;&quot;&quot;;SUBSTITUTE(SUBSTITUTE(PROPER([.A26]);&quot;_Area&quot;;&quot;&quot;);&quot;_&quot;;&quot; &quot;);&quot;&quot;&quot;&quot;)" office:value-type="string" office:string-value=" gunma_area:0 &quot;Gunma&quot;" calcext:value-type="string">
            <text:p><text:s/>gunma_area:0 "Gunma"</text:p>
          </table:table-cell>
          <table:table-cell table:formula="of:=[.B26]=[.B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mana_area</text:p>
          </table:table-cell>
          <table:table-cell table:formula="of:=CONCATENATE(&quot; &quot;;[.A27];&quot;:0 &quot;;&quot;&quot;&quot;&quot;;SUBSTITUTE(SUBSTITUTE(PROPER([.A27]);&quot;_Area&quot;;&quot;&quot;);&quot;_&quot;;&quot; &quot;);&quot;&quot;&quot;&quot;)" office:value-type="string" office:string-value=" hamana_area:0 &quot;Hamana&quot;" calcext:value-type="string">
            <text:p><text:s/>hamana_area:0 "Hamana"</text:p>
          </table:table-cell>
          <table:table-cell table:formula="of:=[.B27]=[.B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a_area</text:p>
          </table:table-cell>
          <table:table-cell table:formula="of:=CONCATENATE(&quot; &quot;;[.A28];&quot;:0 &quot;;&quot;&quot;&quot;&quot;;SUBSTITUTE(SUBSTITUTE(PROPER([.A28]);&quot;_Area&quot;;&quot;&quot;);&quot;_&quot;;&quot; &quot;);&quot;&quot;&quot;&quot;)" office:value-type="string" office:string-value=" hara_area:0 &quot;Hara&quot;" calcext:value-type="string">
            <text:p><text:s/>hara_area:0 "Hara"</text:p>
          </table:table-cell>
          <table:table-cell table:formula="of:=[.B28]=[.B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i_area</text:p>
          </table:table-cell>
          <table:table-cell table:formula="of:=CONCATENATE(&quot; &quot;;[.A29];&quot;:0 &quot;;&quot;&quot;&quot;&quot;;SUBSTITUTE(SUBSTITUTE(PROPER([.A29]);&quot;_Area&quot;;&quot;&quot;);&quot;_&quot;;&quot; &quot;);&quot;&quot;&quot;&quot;)" office:value-type="string" office:string-value=" hei_area:0 &quot;Hei&quot;" calcext:value-type="string">
            <text:p><text:s/>hei_area:0 "Hei"</text:p>
          </table:table-cell>
          <table:table-cell table:formula="of:=[.B29]=[.B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da_area</text:p>
          </table:table-cell>
          <table:table-cell table:formula="of:=CONCATENATE(&quot; &quot;;[.A30];&quot;:0 &quot;;&quot;&quot;&quot;&quot;;SUBSTITUTE(SUBSTITUTE(PROPER([.A30]);&quot;_Area&quot;;&quot;&quot;);&quot;_&quot;;&quot; &quot;);&quot;&quot;&quot;&quot;)" office:value-type="string" office:string-value=" hida_area:0 &quot;Hida&quot;" calcext:value-type="string">
            <text:p><text:s/>hida_area:0 "Hida"</text:p>
          </table:table-cell>
          <table:table-cell table:formula="of:=[.B30]=[.B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daka_area</text:p>
          </table:table-cell>
          <table:table-cell table:formula="of:=CONCATENATE(&quot; &quot;;[.A31];&quot;:0 &quot;;&quot;&quot;&quot;&quot;;SUBSTITUTE(SUBSTITUTE(PROPER([.A31]);&quot;_Area&quot;;&quot;&quot;);&quot;_&quot;;&quot; &quot;);&quot;&quot;&quot;&quot;)" office:value-type="string" office:string-value=" hidaka_area:0 &quot;Hidaka&quot;" calcext:value-type="string">
            <text:p><text:s/>hidaka_area:0 "Hidaka"</text:p>
          </table:table-cell>
          <table:table-cell table:formula="of:=[.B31]=[.B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ki_area</text:p>
          </table:table-cell>
          <table:table-cell table:formula="of:=CONCATENATE(&quot; &quot;;[.A32];&quot;:0 &quot;;&quot;&quot;&quot;&quot;;SUBSTITUTE(SUBSTITUTE(PROPER([.A32]);&quot;_Area&quot;;&quot;&quot;);&quot;_&quot;;&quot; &quot;);&quot;&quot;&quot;&quot;)" office:value-type="string" office:string-value=" hiki_area:0 &quot;Hiki&quot;" calcext:value-type="string">
            <text:p><text:s/>hiki_area:0 "Hiki"</text:p>
          </table:table-cell>
          <table:table-cell table:formula="of:=[.B32]=[.B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meji_area</text:p>
          </table:table-cell>
          <table:table-cell table:formula="of:=CONCATENATE(&quot; &quot;;[.A33];&quot;:0 &quot;;&quot;&quot;&quot;&quot;;SUBSTITUTE(SUBSTITUTE(PROPER([.A33]);&quot;_Area&quot;;&quot;&quot;);&quot;_&quot;;&quot; &quot;);&quot;&quot;&quot;&quot;)" office:value-type="string" office:string-value=" himeji_area:0 &quot;Himeji&quot;" calcext:value-type="string">
            <text:p><text:s/>himeji_area:0 "Himeji"</text:p>
          </table:table-cell>
          <table:table-cell table:formula="of:=[.B33]=[.B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o_area</text:p>
          </table:table-cell>
          <table:table-cell table:formula="of:=CONCATENATE(&quot; &quot;;[.A34];&quot;:0 &quot;;&quot;&quot;&quot;&quot;;SUBSTITUTE(SUBSTITUTE(PROPER([.A34]);&quot;_Area&quot;;&quot;&quot;);&quot;_&quot;;&quot; &quot;);&quot;&quot;&quot;&quot;)" office:value-type="string" office:string-value=" hino_area:0 &quot;Hino&quot;" calcext:value-type="string">
            <text:p><text:s/>hino_area:0 "Hino"</text:p>
          </table:table-cell>
          <table:table-cell table:formula="of:=[.B34]=[.B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raka_area</text:p>
          </table:table-cell>
          <table:table-cell table:formula="of:=CONCATENATE(&quot; &quot;;[.A35];&quot;:0 &quot;;&quot;&quot;&quot;&quot;;SUBSTITUTE(SUBSTITUTE(PROPER([.A35]);&quot;_Area&quot;;&quot;&quot;);&quot;_&quot;;&quot; &quot;);&quot;&quot;&quot;&quot;)" office:value-type="string" office:string-value=" hiraka_area:0 &quot;Hiraka&quot;" calcext:value-type="string">
            <text:p><text:s/>hiraka_area:0 "Hiraka"</text:p>
          </table:table-cell>
          <table:table-cell table:formula="of:=[.B35]=[.B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tachi_area</text:p>
          </table:table-cell>
          <table:table-cell table:formula="of:=CONCATENATE(&quot; &quot;;[.A36];&quot;:0 &quot;;&quot;&quot;&quot;&quot;;SUBSTITUTE(SUBSTITUTE(PROPER([.A36]);&quot;_Area&quot;;&quot;&quot;);&quot;_&quot;;&quot; &quot;);&quot;&quot;&quot;&quot;)" office:value-type="string" office:string-value=" hitachi_area:0 &quot;Hitachi&quot;" calcext:value-type="string">
            <text:p><text:s/>hitachi_area:0 "Hitachi"</text:p>
          </table:table-cell>
          <table:table-cell table:formula="of:=[.B36]=[.B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baraki_area</text:p>
          </table:table-cell>
          <table:table-cell table:formula="of:=CONCATENATE(&quot; &quot;;[.A37];&quot;:0 &quot;;&quot;&quot;&quot;&quot;;SUBSTITUTE(SUBSTITUTE(PROPER([.A37]);&quot;_Area&quot;;&quot;&quot;);&quot;_&quot;;&quot; &quot;);&quot;&quot;&quot;&quot;)" office:value-type="string" office:string-value=" ibaraki_area:0 &quot;Ibaraki&quot;" calcext:value-type="string">
            <text:p><text:s/>ibaraki_area:0 "Ibaraki"</text:p>
          </table:table-cell>
          <table:table-cell table:formula="of:=[.B37]=[.B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ga_area</text:p>
          </table:table-cell>
          <table:table-cell table:formula="of:=CONCATENATE(&quot; &quot;;[.A38];&quot;:0 &quot;;&quot;&quot;&quot;&quot;;SUBSTITUTE(SUBSTITUTE(PROPER([.A38]);&quot;_Area&quot;;&quot;&quot;);&quot;_&quot;;&quot; &quot;);&quot;&quot;&quot;&quot;)" office:value-type="string" office:string-value=" iga_area:0 &quot;Iga&quot;" calcext:value-type="string">
            <text:p><text:s/>iga_area:0 "Iga"</text:p>
          </table:table-cell>
          <table:table-cell table:formula="of:=[.B38]=[.B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karuga_area</text:p>
          </table:table-cell>
          <table:table-cell table:formula="of:=CONCATENATE(&quot; &quot;;[.A39];&quot;:0 &quot;;&quot;&quot;&quot;&quot;;SUBSTITUTE(SUBSTITUTE(PROPER([.A39]);&quot;_Area&quot;;&quot;&quot;);&quot;_&quot;;&quot; &quot;);&quot;&quot;&quot;&quot;)" office:value-type="string" office:string-value=" ikaruga_area:0 &quot;Ikaruga&quot;" calcext:value-type="string">
            <text:p><text:s/>ikaruga_area:0 "Ikaruga"</text:p>
          </table:table-cell>
          <table:table-cell table:formula="of:=[.B39]=[.B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abe_area</text:p>
          </table:table-cell>
          <table:table-cell table:formula="of:=CONCATENATE(&quot; &quot;;[.A40];&quot;:0 &quot;;&quot;&quot;&quot;&quot;;SUBSTITUTE(SUBSTITUTE(PROPER([.A40]);&quot;_Area&quot;;&quot;&quot;);&quot;_&quot;;&quot; &quot;);&quot;&quot;&quot;&quot;)" office:value-type="string" office:string-value=" inabe_area:0 &quot;Inabe&quot;" calcext:value-type="string">
            <text:p><text:s/>inabe_area:0 "Inabe"</text:p>
          </table:table-cell>
          <table:table-cell table:formula="of:=[.B40]=[.B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ukami_area</text:p>
          </table:table-cell>
          <table:table-cell table:formula="of:=CONCATENATE(&quot; &quot;;[.A41];&quot;:0 &quot;;&quot;&quot;&quot;&quot;;SUBSTITUTE(SUBSTITUTE(PROPER([.A41]);&quot;_Area&quot;;&quot;&quot;);&quot;_&quot;;&quot; &quot;);&quot;&quot;&quot;&quot;)" office:value-type="string" office:string-value=" inukami_area:0 &quot;Inukami&quot;" calcext:value-type="string">
            <text:p><text:s/>inukami_area:0 "Inukami"</text:p>
          </table:table-cell>
          <table:table-cell table:formula="of:=[.B41]=[.B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hikawa_area</text:p>
          </table:table-cell>
          <table:table-cell table:formula="of:=CONCATENATE(&quot; &quot;;[.A42];&quot;:0 &quot;;&quot;&quot;&quot;&quot;;SUBSTITUTE(SUBSTITUTE(PROPER([.A42]);&quot;_Area&quot;;&quot;&quot;);&quot;_&quot;;&quot; &quot;);&quot;&quot;&quot;&quot;)" office:value-type="string" office:string-value=" ishikawa_area:0 &quot;Ishikawa&quot;" calcext:value-type="string">
            <text:p><text:s/>ishikawa_area:0 "Ishikawa"</text:p>
          </table:table-cell>
          <table:table-cell table:formula="of:=[.B42]=[.B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ano_area</text:p>
          </table:table-cell>
          <table:table-cell table:formula="of:=CONCATENATE(&quot; &quot;;[.A43];&quot;:0 &quot;;&quot;&quot;&quot;&quot;;SUBSTITUTE(SUBSTITUTE(PROPER([.A43]);&quot;_Area&quot;;&quot;&quot;);&quot;_&quot;;&quot; &quot;);&quot;&quot;&quot;&quot;)" office:value-type="string" office:string-value=" itano_area:0 &quot;Itano&quot;" calcext:value-type="string">
            <text:p><text:s/>itano_area:0 "Itano"</text:p>
          </table:table-cell>
          <table:table-cell table:formula="of:=[.B43]=[.B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waki_area</text:p>
          </table:table-cell>
          <table:table-cell table:formula="of:=CONCATENATE(&quot; &quot;;[.A44];&quot;:0 &quot;;&quot;&quot;&quot;&quot;;SUBSTITUTE(SUBSTITUTE(PROPER([.A44]);&quot;_Area&quot;;&quot;&quot;);&quot;_&quot;;&quot; &quot;);&quot;&quot;&quot;&quot;)" office:value-type="string" office:string-value=" iwaki_area:0 &quot;Iwaki&quot;" calcext:value-type="string">
            <text:p><text:s/>iwaki_area:0 "Iwaki"</text:p>
          </table:table-cell>
          <table:table-cell table:formula="of:=[.B44]=[.B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wata_area</text:p>
          </table:table-cell>
          <table:table-cell table:formula="of:=CONCATENATE(&quot; &quot;;[.A45];&quot;:0 &quot;;&quot;&quot;&quot;&quot;;SUBSTITUTE(SUBSTITUTE(PROPER([.A45]);&quot;_Area&quot;;&quot;&quot;);&quot;_&quot;;&quot; &quot;);&quot;&quot;&quot;&quot;)" office:value-type="string" office:string-value=" iwata_area:0 &quot;Iwata&quot;" calcext:value-type="string">
            <text:p><text:s/>iwata_area:0 "Iwata"</text:p>
          </table:table-cell>
          <table:table-cell table:formula="of:=[.B45]=[.B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wate_area</text:p>
          </table:table-cell>
          <table:table-cell table:formula="of:=CONCATENATE(&quot; &quot;;[.A46];&quot;:0 &quot;;&quot;&quot;&quot;&quot;;SUBSTITUTE(SUBSTITUTE(PROPER([.A46]);&quot;_Area&quot;;&quot;&quot;);&quot;_&quot;;&quot; &quot;);&quot;&quot;&quot;&quot;)" office:value-type="string" office:string-value=" iwate_area:0 &quot;Iwate&quot;" calcext:value-type="string">
            <text:p><text:s/>iwate_area:0 "Iwate"</text:p>
          </table:table-cell>
          <table:table-cell table:formula="of:=[.B46]=[.B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wo_area</text:p>
          </table:table-cell>
          <table:table-cell table:formula="of:=CONCATENATE(&quot; &quot;;[.A47];&quot;:0 &quot;;&quot;&quot;&quot;&quot;;SUBSTITUTE(SUBSTITUTE(PROPER([.A47]);&quot;_Area&quot;;&quot;&quot;);&quot;_&quot;;&quot; &quot;);&quot;&quot;&quot;&quot;)" office:value-type="string" office:string-value=" iwo_area:0 &quot;Iwo&quot;" calcext:value-type="string">
            <text:p><text:s/>iwo_area:0 "Iwo"</text:p>
          </table:table-cell>
          <table:table-cell table:formula="of:=[.B47]=[.B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zu_area</text:p>
          </table:table-cell>
          <table:table-cell table:formula="of:=CONCATENATE(&quot; &quot;;[.A48];&quot;:0 &quot;;&quot;&quot;&quot;&quot;;SUBSTITUTE(SUBSTITUTE(PROPER([.A48]);&quot;_Area&quot;;&quot;&quot;);&quot;_&quot;;&quot; &quot;);&quot;&quot;&quot;&quot;)" office:value-type="string" office:string-value=" izu_area:0 &quot;Izu&quot;" calcext:value-type="string">
            <text:p><text:s/>izu_area:0 "Izu"</text:p>
          </table:table-cell>
          <table:table-cell table:formula="of:=[.B48]=[.B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zumi_area</text:p>
          </table:table-cell>
          <table:table-cell table:formula="of:=CONCATENATE(&quot; &quot;;[.A49];&quot;:0 &quot;;&quot;&quot;&quot;&quot;;SUBSTITUTE(SUBSTITUTE(PROPER([.A49]);&quot;_Area&quot;;&quot;&quot;);&quot;_&quot;;&quot; &quot;);&quot;&quot;&quot;&quot;)" office:value-type="string" office:string-value=" izumi_area:0 &quot;Izumi&quot;" calcext:value-type="string">
            <text:p><text:s/>izumi_area:0 "Izumi"</text:p>
          </table:table-cell>
          <table:table-cell table:formula="of:=[.B49]=[.B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gawa_area</text:p>
          </table:table-cell>
          <table:table-cell table:formula="of:=CONCATENATE(&quot; &quot;;[.A50];&quot;:0 &quot;;&quot;&quot;&quot;&quot;;SUBSTITUTE(SUBSTITUTE(PROPER([.A50]);&quot;_Area&quot;;&quot;&quot;);&quot;_&quot;;&quot; &quot;);&quot;&quot;&quot;&quot;)" office:value-type="string" office:string-value=" kagawa_area:0 &quot;Kagawa&quot;" calcext:value-type="string">
            <text:p><text:s/>kagawa_area:0 "Kagawa"</text:p>
          </table:table-cell>
          <table:table-cell table:formula="of:=[.B50]=[.B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goshima_area</text:p>
          </table:table-cell>
          <table:table-cell table:formula="of:=CONCATENATE(&quot; &quot;;[.A51];&quot;:0 &quot;;&quot;&quot;&quot;&quot;;SUBSTITUTE(SUBSTITUTE(PROPER([.A51]);&quot;_Area&quot;;&quot;&quot;);&quot;_&quot;;&quot; &quot;);&quot;&quot;&quot;&quot;)" office:value-type="string" office:string-value=" kagoshima_area:0 &quot;Kagoshima&quot;" calcext:value-type="string">
            <text:p><text:s/>kagoshima_area:0 "Kagoshima"</text:p>
          </table:table-cell>
          <table:table-cell table:formula="of:=[.B51]=[.B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i_area</text:p>
          </table:table-cell>
          <table:table-cell table:formula="of:=CONCATENATE(&quot; &quot;;[.A52];&quot;:0 &quot;;&quot;&quot;&quot;&quot;;SUBSTITUTE(SUBSTITUTE(PROPER([.A52]);&quot;_Area&quot;;&quot;&quot;);&quot;_&quot;;&quot; &quot;);&quot;&quot;&quot;&quot;)" office:value-type="string" office:string-value=" kai_area:0 &quot;Kai&quot;" calcext:value-type="string">
            <text:p><text:s/>kai_area:0 "Kai"</text:p>
          </table:table-cell>
          <table:table-cell table:formula="of:=[.B52]=[.B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ma_area</text:p>
          </table:table-cell>
          <table:table-cell table:formula="of:=CONCATENATE(&quot; &quot;;[.A53];&quot;:0 &quot;;&quot;&quot;&quot;&quot;;SUBSTITUTE(SUBSTITUTE(PROPER([.A53]);&quot;_Area&quot;;&quot;&quot;);&quot;_&quot;;&quot; &quot;);&quot;&quot;&quot;&quot;)" office:value-type="string" office:string-value=" kama_area:0 &quot;Kama&quot;" calcext:value-type="string">
            <text:p><text:s/>kama_area:0 "Kama"</text:p>
          </table:table-cell>
          <table:table-cell table:formula="of:=[.B53]=[.B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makura_area</text:p>
          </table:table-cell>
          <table:table-cell table:formula="of:=CONCATENATE(&quot; &quot;;[.A54];&quot;:0 &quot;;&quot;&quot;&quot;&quot;;SUBSTITUTE(SUBSTITUTE(PROPER([.A54]);&quot;_Area&quot;;&quot;&quot;);&quot;_&quot;;&quot; &quot;);&quot;&quot;&quot;&quot;)" office:value-type="string" office:string-value=" kamakura_area:0 &quot;Kamakura&quot;" calcext:value-type="string">
            <text:p><text:s/>kamakura_area:0 "Kamakura"</text:p>
          </table:table-cell>
          <table:table-cell table:formula="of:=[.B54]=[.B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mikawa_area</text:p>
          </table:table-cell>
          <table:table-cell table:formula="of:=CONCATENATE(&quot; &quot;;[.A55];&quot;:0 &quot;;&quot;&quot;&quot;&quot;;SUBSTITUTE(SUBSTITUTE(PROPER([.A55]);&quot;_Area&quot;;&quot;&quot;);&quot;_&quot;;&quot; &quot;);&quot;&quot;&quot;&quot;)" office:value-type="string" office:string-value=" kamikawa_area:0 &quot;Kamikawa&quot;" calcext:value-type="string">
            <text:p><text:s/>kamikawa_area:0 "Kamikawa"</text:p>
          </table:table-cell>
          <table:table-cell table:formula="of:=[.B55]=[.B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mo_area</text:p>
          </table:table-cell>
          <table:table-cell table:formula="of:=CONCATENATE(&quot; &quot;;[.A56];&quot;:0 &quot;;&quot;&quot;&quot;&quot;;SUBSTITUTE(SUBSTITUTE(PROPER([.A56]);&quot;_Area&quot;;&quot;&quot;);&quot;_&quot;;&quot; &quot;);&quot;&quot;&quot;&quot;)" office:value-type="string" office:string-value=" kamo_area:0 &quot;Kamo&quot;" calcext:value-type="string">
            <text:p><text:s/>kamo_area:0 "Kamo"</text:p>
          </table:table-cell>
          <table:table-cell table:formula="of:=[.B56]=[.B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do_area</text:p>
          </table:table-cell>
          <table:table-cell table:formula="of:=CONCATENATE(&quot; &quot;;[.A57];&quot;:0 &quot;;&quot;&quot;&quot;&quot;;SUBSTITUTE(SUBSTITUTE(PROPER([.A57]);&quot;_Area&quot;;&quot;&quot;);&quot;_&quot;;&quot; &quot;);&quot;&quot;&quot;&quot;)" office:value-type="string" office:string-value=" kando_area:0 &quot;Kando&quot;" calcext:value-type="string">
            <text:p><text:s/>kando_area:0 "Kando"</text:p>
          </table:table-cell>
          <table:table-cell table:formula="of:=[.B57]=[.B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tano_area</text:p>
          </table:table-cell>
          <table:table-cell table:formula="of:=CONCATENATE(&quot; &quot;;[.A58];&quot;:0 &quot;;&quot;&quot;&quot;&quot;;SUBSTITUTE(SUBSTITUTE(PROPER([.A58]);&quot;_Area&quot;;&quot;&quot;);&quot;_&quot;;&quot; &quot;);&quot;&quot;&quot;&quot;)" office:value-type="string" office:string-value=" katano_area:0 &quot;Katano&quot;" calcext:value-type="string">
            <text:p><text:s/>katano_area:0 "Katano"</text:p>
          </table:table-cell>
          <table:table-cell table:formula="of:=[.B58]=[.B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tori_area</text:p>
          </table:table-cell>
          <table:table-cell table:formula="of:=CONCATENATE(&quot; &quot;;[.A59];&quot;:0 &quot;;&quot;&quot;&quot;&quot;;SUBSTITUTE(SUBSTITUTE(PROPER([.A59]);&quot;_Area&quot;;&quot;&quot;);&quot;_&quot;;&quot; &quot;);&quot;&quot;&quot;&quot;)" office:value-type="string" office:string-value=" katori_area:0 &quot;Katori&quot;" calcext:value-type="string">
            <text:p><text:s/>katori_area:0 "Katori"</text:p>
          </table:table-cell>
          <table:table-cell table:formula="of:=[.B59]=[.B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tsuge_area</text:p>
          </table:table-cell>
          <table:table-cell table:formula="of:=CONCATENATE(&quot; &quot;;[.A60];&quot;:0 &quot;;&quot;&quot;&quot;&quot;;SUBSTITUTE(SUBSTITUTE(PROPER([.A60]);&quot;_Area&quot;;&quot;&quot;);&quot;_&quot;;&quot; &quot;);&quot;&quot;&quot;&quot;)" office:value-type="string" office:string-value=" katsuge_area:0 &quot;Katsuge&quot;" calcext:value-type="string">
            <text:p><text:s/>katsuge_area:0 "Katsuge"</text:p>
          </table:table-cell>
          <table:table-cell table:formula="of:=[.B60]=[.B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tsuura_area</text:p>
          </table:table-cell>
          <table:table-cell table:formula="of:=CONCATENATE(&quot; &quot;;[.A61];&quot;:0 &quot;;&quot;&quot;&quot;&quot;;SUBSTITUTE(SUBSTITUTE(PROPER([.A61]);&quot;_Area&quot;;&quot;&quot;);&quot;_&quot;;&quot; &quot;);&quot;&quot;&quot;&quot;)" office:value-type="string" office:string-value=" katsuura_area:0 &quot;Katsuura&quot;" calcext:value-type="string">
            <text:p><text:s/>katsuura_area:0 "Katsuura"</text:p>
          </table:table-cell>
          <table:table-cell table:formula="of:=[.B61]=[.B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wabe_area</text:p>
          </table:table-cell>
          <table:table-cell table:formula="of:=CONCATENATE(&quot; &quot;;[.A62];&quot;:0 &quot;;&quot;&quot;&quot;&quot;;SUBSTITUTE(SUBSTITUTE(PROPER([.A62]);&quot;_Area&quot;;&quot;&quot;);&quot;_&quot;;&quot; &quot;);&quot;&quot;&quot;&quot;)" office:value-type="string" office:string-value=" kawabe_area:0 &quot;Kawabe&quot;" calcext:value-type="string">
            <text:p><text:s/>kawabe_area:0 "Kawabe"</text:p>
          </table:table-cell>
          <table:table-cell table:formula="of:=[.B62]=[.B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wachi_area</text:p>
          </table:table-cell>
          <table:table-cell table:formula="of:=CONCATENATE(&quot; &quot;;[.A63];&quot;:0 &quot;;&quot;&quot;&quot;&quot;;SUBSTITUTE(SUBSTITUTE(PROPER([.A63]);&quot;_Area&quot;;&quot;&quot;);&quot;_&quot;;&quot; &quot;);&quot;&quot;&quot;&quot;)" office:value-type="string" office:string-value=" kawachi_area:0 &quot;Kawachi&quot;" calcext:value-type="string">
            <text:p><text:s/>kawachi_area:0 "Kawachi"</text:p>
          </table:table-cell>
          <table:table-cell table:formula="of:=[.B63]=[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wakami_area</text:p>
          </table:table-cell>
          <table:table-cell table:formula="of:=CONCATENATE(&quot; &quot;;[.A64];&quot;:0 &quot;;&quot;&quot;&quot;&quot;;SUBSTITUTE(SUBSTITUTE(PROPER([.A64]);&quot;_Area&quot;;&quot;&quot;);&quot;_&quot;;&quot; &quot;);&quot;&quot;&quot;&quot;)" office:value-type="string" office:string-value=" kawakami_area:0 &quot;Kawakami&quot;" calcext:value-type="string">
            <text:p><text:s/>kawakami_area:0 "Kawakami"</text:p>
          </table:table-cell>
          <table:table-cell table:formula="of:=[.B64]=[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wamura_area</text:p>
          </table:table-cell>
          <table:table-cell table:formula="of:=CONCATENATE(&quot; &quot;;[.A65];&quot;:0 &quot;;&quot;&quot;&quot;&quot;;SUBSTITUTE(SUBSTITUTE(PROPER([.A65]);&quot;_Area&quot;;&quot;&quot;);&quot;_&quot;;&quot; &quot;);&quot;&quot;&quot;&quot;)" office:value-type="string" office:string-value=" kawamura_area:0 &quot;Kawamura&quot;" calcext:value-type="string">
            <text:p><text:s/>kawamura_area:0 "Kawamura"</text:p>
          </table:table-cell>
          <table:table-cell table:formula="of:=[.B65]=[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zusa_area</text:p>
          </table:table-cell>
          <table:table-cell table:formula="of:=CONCATENATE(&quot; &quot;;[.A66];&quot;:0 &quot;;&quot;&quot;&quot;&quot;;SUBSTITUTE(SUBSTITUTE(PROPER([.A66]);&quot;_Area&quot;;&quot;&quot;);&quot;_&quot;;&quot; &quot;);&quot;&quot;&quot;&quot;)" office:value-type="string" office:string-value=" kazusa_area:0 &quot;Kazusa&quot;" calcext:value-type="string">
            <text:p><text:s/>kazusa_area:0 "Kazusa"</text:p>
          </table:table-cell>
          <table:table-cell table:formula="of:=[.B66]=[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esen_area</text:p>
          </table:table-cell>
          <table:table-cell table:formula="of:=CONCATENATE(&quot; &quot;;[.A67];&quot;:0 &quot;;&quot;&quot;&quot;&quot;;SUBSTITUTE(SUBSTITUTE(PROPER([.A67]);&quot;_Area&quot;;&quot;&quot;);&quot;_&quot;;&quot; &quot;);&quot;&quot;&quot;&quot;)" office:value-type="string" office:string-value=" kesen_area:0 &quot;Kesen&quot;" calcext:value-type="string">
            <text:p><text:s/>kesen_area:0 "Kesen"</text:p>
          </table:table-cell>
          <table:table-cell table:formula="of:=[.B67]=[.B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o_area</text:p>
          </table:table-cell>
          <table:table-cell table:formula="of:=CONCATENATE(&quot; &quot;;[.A68];&quot;:0 &quot;;&quot;&quot;&quot;&quot;;SUBSTITUTE(SUBSTITUTE(PROPER([.A68]);&quot;_Area&quot;;&quot;&quot;);&quot;_&quot;;&quot; &quot;);&quot;&quot;&quot;&quot;)" office:value-type="string" office:string-value=" kiso_area:0 &quot;Kiso&quot;" calcext:value-type="string">
            <text:p><text:s/>kiso_area:0 "Kiso"</text:p>
          </table:table-cell>
          <table:table-cell table:formula="of:=[.B68]=[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oga_area</text:p>
          </table:table-cell>
          <table:table-cell table:formula="of:=CONCATENATE(&quot; &quot;;[.A69];&quot;:0 &quot;;&quot;&quot;&quot;&quot;;SUBSTITUTE(SUBSTITUTE(PROPER([.A69]);&quot;_Area&quot;;&quot;&quot;);&quot;_&quot;;&quot; &quot;);&quot;&quot;&quot;&quot;)" office:value-type="string" office:string-value=" koga_area:0 &quot;Koga&quot;" calcext:value-type="string">
            <text:p><text:s/>koga_area:0 "Koga"</text:p>
          </table:table-cell>
          <table:table-cell table:formula="of:=[.B69]=[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oge_area</text:p>
          </table:table-cell>
          <table:table-cell table:formula="of:=CONCATENATE(&quot; &quot;;[.A70];&quot;:0 &quot;;&quot;&quot;&quot;&quot;;SUBSTITUTE(SUBSTITUTE(PROPER([.A70]);&quot;_Area&quot;;&quot;&quot;);&quot;_&quot;;&quot; &quot;);&quot;&quot;&quot;&quot;)" office:value-type="string" office:string-value=" koge_area:0 &quot;Koge&quot;" calcext:value-type="string">
            <text:p><text:s/>koge_area:0 "Koge"</text:p>
          </table:table-cell>
          <table:table-cell table:formula="of:=[.B70]=[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ojima_area</text:p>
          </table:table-cell>
          <table:table-cell table:formula="of:=CONCATENATE(&quot; &quot;;[.A71];&quot;:0 &quot;;&quot;&quot;&quot;&quot;;SUBSTITUTE(SUBSTITUTE(PROPER([.A71]);&quot;_Area&quot;;&quot;&quot;);&quot;_&quot;;&quot; &quot;);&quot;&quot;&quot;&quot;)" office:value-type="string" office:string-value=" kojima_area:0 &quot;Kojima&quot;" calcext:value-type="string">
            <text:p><text:s/>kojima_area:0 "Kojima"</text:p>
          </table:table-cell>
          <table:table-cell table:formula="of:=[.B71]=[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oza_area</text:p>
          </table:table-cell>
          <table:table-cell table:formula="of:=CONCATENATE(&quot; &quot;;[.A72];&quot;:0 &quot;;&quot;&quot;&quot;&quot;;SUBSTITUTE(SUBSTITUTE(PROPER([.A72]);&quot;_Area&quot;;&quot;&quot;);&quot;_&quot;;&quot; &quot;);&quot;&quot;&quot;&quot;)" office:value-type="string" office:string-value=" koza_area:0 &quot;Koza&quot;" calcext:value-type="string">
            <text:p><text:s/>koza_area:0 "Koza"</text:p>
          </table:table-cell>
          <table:table-cell table:formula="of:=[.B72]=[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biki_area</text:p>
          </table:table-cell>
          <table:table-cell table:formula="of:=CONCATENATE(&quot; &quot;;[.A73];&quot;:0 &quot;;&quot;&quot;&quot;&quot;;SUBSTITUTE(SUBSTITUTE(PROPER([.A73]);&quot;_Area&quot;;&quot;&quot;);&quot;_&quot;;&quot; &quot;);&quot;&quot;&quot;&quot;)" office:value-type="string" office:string-value=" kubiki_area:0 &quot;Kubiki&quot;" calcext:value-type="string">
            <text:p><text:s/>kubiki_area:0 "Kubiki"</text:p>
          </table:table-cell>
          <table:table-cell table:formula="of:=[.B73]=[.B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mage_area</text:p>
          </table:table-cell>
          <table:table-cell table:formula="of:=CONCATENATE(&quot; &quot;;[.A74];&quot;:0 &quot;;&quot;&quot;&quot;&quot;;SUBSTITUTE(SUBSTITUTE(PROPER([.A74]);&quot;_Area&quot;;&quot;&quot;);&quot;_&quot;;&quot; &quot;);&quot;&quot;&quot;&quot;)" office:value-type="string" office:string-value=" kumage_area:0 &quot;Kumage&quot;" calcext:value-type="string">
            <text:p><text:s/>kumage_area:0 "Kumage"</text:p>
          </table:table-cell>
          <table:table-cell table:formula="of:=[.B74]=[.B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nisaki_area</text:p>
          </table:table-cell>
          <table:table-cell table:formula="of:=CONCATENATE(&quot; &quot;;[.A75];&quot;:0 &quot;;&quot;&quot;&quot;&quot;;SUBSTITUTE(SUBSTITUTE(PROPER([.A75]);&quot;_Area&quot;;&quot;&quot;);&quot;_&quot;;&quot; &quot;);&quot;&quot;&quot;&quot;)" office:value-type="string" office:string-value=" kunisaki_area:0 &quot;Kunisaki&quot;" calcext:value-type="string">
            <text:p><text:s/>kunisaki_area:0 "Kunisaki"</text:p>
          </table:table-cell>
          <table:table-cell table:formula="of:=[.B75]=[.B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nohe_area</text:p>
          </table:table-cell>
          <table:table-cell table:formula="of:=CONCATENATE(&quot; &quot;;[.A76];&quot;:0 &quot;;&quot;&quot;&quot;&quot;;SUBSTITUTE(SUBSTITUTE(PROPER([.A76]);&quot;_Area&quot;;&quot;&quot;);&quot;_&quot;;&quot; &quot;);&quot;&quot;&quot;&quot;)" office:value-type="string" office:string-value=" kunohe_area:0 &quot;Kunohe&quot;" calcext:value-type="string">
            <text:p><text:s/>kunohe_area:0 "Kunohe"</text:p>
          </table:table-cell>
          <table:table-cell table:formula="of:=[.B76]=[.B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rihara_area</text:p>
          </table:table-cell>
          <table:table-cell table:formula="of:=CONCATENATE(&quot; &quot;;[.A77];&quot;:0 &quot;;&quot;&quot;&quot;&quot;;SUBSTITUTE(SUBSTITUTE(PROPER([.A77]);&quot;_Area&quot;;&quot;&quot;);&quot;_&quot;;&quot; &quot;);&quot;&quot;&quot;&quot;)" office:value-type="string" office:string-value=" kurihara_area:0 &quot;Kurihara&quot;" calcext:value-type="string">
            <text:p><text:s/>kurihara_area:0 "Kurihara"</text:p>
          </table:table-cell>
          <table:table-cell table:formula="of:=[.B77]=[.B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wada_area</text:p>
          </table:table-cell>
          <table:table-cell table:formula="of:=CONCATENATE(&quot; &quot;;[.A78];&quot;:0 &quot;;&quot;&quot;&quot;&quot;;SUBSTITUTE(SUBSTITUTE(PROPER([.A78]);&quot;_Area&quot;;&quot;&quot;);&quot;_&quot;;&quot; &quot;);&quot;&quot;&quot;&quot;)" office:value-type="string" office:string-value=" kuwada_area:0 &quot;Kuwada&quot;" calcext:value-type="string">
            <text:p><text:s/>kuwada_area:0 "Kuwada"</text:p>
          </table:table-cell>
          <table:table-cell table:formula="of:=[.B78]=[.B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uwahara_area</text:p>
          </table:table-cell>
          <table:table-cell table:formula="of:=CONCATENATE(&quot; &quot;;[.A79];&quot;:0 &quot;;&quot;&quot;&quot;&quot;;SUBSTITUTE(SUBSTITUTE(PROPER([.A79]);&quot;_Area&quot;;&quot;&quot;);&quot;_&quot;;&quot; &quot;);&quot;&quot;&quot;&quot;)" office:value-type="string" office:string-value=" kuwahara_area:0 &quot;Kuwahara&quot;" calcext:value-type="string">
            <text:p><text:s/>kuwahara_area:0 "Kuwahara"</text:p>
          </table:table-cell>
          <table:table-cell table:formula="of:=[.B79]=[.B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yoto_area</text:p>
          </table:table-cell>
          <table:table-cell table:formula="of:=CONCATENATE(&quot; &quot;;[.A80];&quot;:0 &quot;;&quot;&quot;&quot;&quot;;SUBSTITUTE(SUBSTITUTE(PROPER([.A80]);&quot;_Area&quot;;&quot;&quot;);&quot;_&quot;;&quot; &quot;);&quot;&quot;&quot;&quot;)" office:value-type="string" office:string-value=" kyoto_area:0 &quot;Kyoto&quot;" calcext:value-type="string">
            <text:p><text:s/>kyoto_area:0 "Kyoto"</text:p>
          </table:table-cell>
          <table:table-cell table:formula="of:=[.B80]=[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kabe_area</text:p>
          </table:table-cell>
          <table:table-cell table:formula="of:=CONCATENATE(&quot; &quot;;[.A81];&quot;:0 &quot;;&quot;&quot;&quot;&quot;;SUBSTITUTE(SUBSTITUTE(PROPER([.A81]);&quot;_Area&quot;;&quot;&quot;);&quot;_&quot;;&quot; &quot;);&quot;&quot;&quot;&quot;)" office:value-type="string" office:string-value=" makabe_area:0 &quot;Makabe&quot;" calcext:value-type="string">
            <text:p><text:s/>makabe_area:0 "Makabe"</text:p>
          </table:table-cell>
          <table:table-cell table:formula="of:=[.B81]=[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ima_area</text:p>
          </table:table-cell>
          <table:table-cell table:formula="of:=CONCATENATE(&quot; &quot;;[.A82];&quot;:0 &quot;;&quot;&quot;&quot;&quot;;SUBSTITUTE(SUBSTITUTE(PROPER([.A82]);&quot;_Area&quot;;&quot;&quot;);&quot;_&quot;;&quot; &quot;);&quot;&quot;&quot;&quot;)" office:value-type="string" office:string-value=" mashima_area:0 &quot;Mashima&quot;" calcext:value-type="string">
            <text:p><text:s/>mashima_area:0 "Mashima"</text:p>
          </table:table-cell>
          <table:table-cell table:formula="of:=[.B82]=[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izu_area</text:p>
          </table:table-cell>
          <table:table-cell table:formula="of:=CONCATENATE(&quot; &quot;;[.A83];&quot;:0 &quot;;&quot;&quot;&quot;&quot;;SUBSTITUTE(SUBSTITUTE(PROPER([.A83]);&quot;_Area&quot;;&quot;&quot;);&quot;_&quot;;&quot; &quot;);&quot;&quot;&quot;&quot;)" office:value-type="string" office:string-value=" mashizu_area:0 &quot;Mashizu&quot;" calcext:value-type="string">
            <text:p><text:s/>mashizu_area:0 "Mashizu"</text:p>
          </table:table-cell>
          <table:table-cell table:formula="of:=[.B83]=[.B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uda_area</text:p>
          </table:table-cell>
          <table:table-cell table:formula="of:=CONCATENATE(&quot; &quot;;[.A84];&quot;:0 &quot;;&quot;&quot;&quot;&quot;;SUBSTITUTE(SUBSTITUTE(PROPER([.A84]);&quot;_Area&quot;;&quot;&quot;);&quot;_&quot;;&quot; &quot;);&quot;&quot;&quot;&quot;)" office:value-type="string" office:string-value=" masuda_area:0 &quot;Masuda&quot;" calcext:value-type="string">
            <text:p><text:s/>masuda_area:0 "Masuda"</text:p>
          </table:table-cell>
          <table:table-cell table:formula="of:=[.B84]=[.B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sura_area</text:p>
          </table:table-cell>
          <table:table-cell table:formula="of:=CONCATENATE(&quot; &quot;;[.A85];&quot;:0 &quot;;&quot;&quot;&quot;&quot;;SUBSTITUTE(SUBSTITUTE(PROPER([.A85]);&quot;_Area&quot;;&quot;&quot;);&quot;_&quot;;&quot; &quot;);&quot;&quot;&quot;&quot;)" office:value-type="string" office:string-value=" matsura_area:0 &quot;Matsura&quot;" calcext:value-type="string">
            <text:p><text:s/>matsura_area:0 "Matsura"</text:p>
          </table:table-cell>
          <table:table-cell table:formula="of:=[.B85]=[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e_area</text:p>
          </table:table-cell>
          <table:table-cell table:formula="of:=CONCATENATE(&quot; &quot;;[.A86];&quot;:0 &quot;;&quot;&quot;&quot;&quot;;SUBSTITUTE(SUBSTITUTE(PROPER([.A86]);&quot;_Area&quot;;&quot;&quot;);&quot;_&quot;;&quot; &quot;);&quot;&quot;&quot;&quot;)" office:value-type="string" office:string-value=" mie_area:0 &quot;Mie&quot;" calcext:value-type="string">
            <text:p><text:s/>mie_area:0 "Mie"</text:p>
          </table:table-cell>
          <table:table-cell table:formula="of:=[.B86]=[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ikumi_area</text:p>
          </table:table-cell>
          <table:table-cell table:formula="of:=CONCATENATE(&quot; &quot;;[.A87];&quot;:0 &quot;;&quot;&quot;&quot;&quot;;SUBSTITUTE(SUBSTITUTE(PROPER([.A87]);&quot;_Area&quot;;&quot;&quot;);&quot;_&quot;;&quot; &quot;);&quot;&quot;&quot;&quot;)" office:value-type="string" office:string-value=" miikumi_area:0 &quot;Miikumi&quot;" calcext:value-type="string">
            <text:p><text:s/>miikumi_area:0 "Miikumi"</text:p>
          </table:table-cell>
          <table:table-cell table:formula="of:=[.B87]=[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kami_area</text:p>
          </table:table-cell>
          <table:table-cell table:formula="of:=CONCATENATE(&quot; &quot;;[.A88];&quot;:0 &quot;;&quot;&quot;&quot;&quot;;SUBSTITUTE(SUBSTITUTE(PROPER([.A88]);&quot;_Area&quot;;&quot;&quot;);&quot;_&quot;;&quot; &quot;);&quot;&quot;&quot;&quot;)" office:value-type="string" office:string-value=" mikami_area:0 &quot;Mikami&quot;" calcext:value-type="string">
            <text:p><text:s/>mikami_area:0 "Mikami"</text:p>
          </table:table-cell>
          <table:table-cell table:formula="of:=[.B88]=[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kasa_area</text:p>
          </table:table-cell>
          <table:table-cell table:formula="of:=CONCATENATE(&quot; &quot;;[.A89];&quot;:0 &quot;;&quot;&quot;&quot;&quot;;SUBSTITUTE(SUBSTITUTE(PROPER([.A89]);&quot;_Area&quot;;&quot;&quot;);&quot;_&quot;;&quot; &quot;);&quot;&quot;&quot;&quot;)" office:value-type="string" office:string-value=" mikasa_area:0 &quot;Mikasa&quot;" calcext:value-type="string">
            <text:p><text:s/>mikasa_area:0 "Mikasa"</text:p>
          </table:table-cell>
          <table:table-cell table:formula="of:=[.B89]=[.B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kawa_area</text:p>
          </table:table-cell>
          <table:table-cell table:formula="of:=CONCATENATE(&quot; &quot;;[.A90];&quot;:0 &quot;;&quot;&quot;&quot;&quot;;SUBSTITUTE(SUBSTITUTE(PROPER([.A90]);&quot;_Area&quot;;&quot;&quot;);&quot;_&quot;;&quot; &quot;);&quot;&quot;&quot;&quot;)" office:value-type="string" office:string-value=" mikawa_area:0 &quot;Mikawa&quot;" calcext:value-type="string">
            <text:p><text:s/>mikawa_area:0 "Mikawa"</text:p>
          </table:table-cell>
          <table:table-cell table:formula="of:=[.B90]=[.B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masaka_area</text:p>
          </table:table-cell>
          <table:table-cell table:formula="of:=CONCATENATE(&quot; &quot;;[.A91];&quot;:0 &quot;;&quot;&quot;&quot;&quot;;SUBSTITUTE(SUBSTITUTE(PROPER([.A91]);&quot;_Area&quot;;&quot;&quot;);&quot;_&quot;;&quot; &quot;);&quot;&quot;&quot;&quot;)" office:value-type="string" office:string-value=" mimasaka_area:0 &quot;Mimasaka&quot;" calcext:value-type="string">
            <text:p><text:s/>mimasaka_area:0 "Mimasaka"</text:p>
          </table:table-cell>
          <table:table-cell table:formula="of:=[.B91]=[.B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no_area</text:p>
          </table:table-cell>
          <table:table-cell table:formula="of:=CONCATENATE(&quot; &quot;;[.A92];&quot;:0 &quot;;&quot;&quot;&quot;&quot;;SUBSTITUTE(SUBSTITUTE(PROPER([.A92]);&quot;_Area&quot;;&quot;&quot;);&quot;_&quot;;&quot; &quot;);&quot;&quot;&quot;&quot;)" office:value-type="string" office:string-value=" mino_area:0 &quot;Mino&quot;" calcext:value-type="string">
            <text:p><text:s/>mino_area:0 "Mino"</text:p>
          </table:table-cell>
          <table:table-cell table:formula="of:=[.B92]=[.B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shima_area</text:p>
          </table:table-cell>
          <table:table-cell table:formula="of:=CONCATENATE(&quot; &quot;;[.A93];&quot;:0 &quot;;&quot;&quot;&quot;&quot;;SUBSTITUTE(SUBSTITUTE(PROPER([.A93]);&quot;_Area&quot;;&quot;&quot;);&quot;_&quot;;&quot; &quot;);&quot;&quot;&quot;&quot;)" office:value-type="string" office:string-value=" mishima_area:0 &quot;Mishima&quot;" calcext:value-type="string">
            <text:p><text:s/>mishima_area:0 "Mishima"</text:p>
          </table:table-cell>
          <table:table-cell table:formula="of:=[.B93]=[.B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tsugi_area</text:p>
          </table:table-cell>
          <table:table-cell table:formula="of:=CONCATENATE(&quot; &quot;;[.A94];&quot;:0 &quot;;&quot;&quot;&quot;&quot;;SUBSTITUTE(SUBSTITUTE(PROPER([.A94]);&quot;_Area&quot;;&quot;&quot;);&quot;_&quot;;&quot; &quot;);&quot;&quot;&quot;&quot;)" office:value-type="string" office:string-value=" mitsugi_area:0 &quot;Mitsugi&quot;" calcext:value-type="string">
            <text:p><text:s/>mitsugi_area:0 "Mitsugi"</text:p>
          </table:table-cell>
          <table:table-cell table:formula="of:=[.B94]=[.B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yagi_area</text:p>
          </table:table-cell>
          <table:table-cell table:formula="of:=CONCATENATE(&quot; &quot;;[.A95];&quot;:0 &quot;;&quot;&quot;&quot;&quot;;SUBSTITUTE(SUBSTITUTE(PROPER([.A95]);&quot;_Area&quot;;&quot;&quot;);&quot;_&quot;;&quot; &quot;);&quot;&quot;&quot;&quot;)" office:value-type="string" office:string-value=" miyagi_area:0 &quot;Miyagi&quot;" calcext:value-type="string">
            <text:p><text:s/>miyagi_area:0 "Miyagi"</text:p>
          </table:table-cell>
          <table:table-cell table:formula="of:=[.B95]=[.B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yoshi_area</text:p>
          </table:table-cell>
          <table:table-cell table:formula="of:=CONCATENATE(&quot; &quot;;[.A96];&quot;:0 &quot;;&quot;&quot;&quot;&quot;;SUBSTITUTE(SUBSTITUTE(PROPER([.A96]);&quot;_Area&quot;;&quot;&quot;);&quot;_&quot;;&quot; &quot;);&quot;&quot;&quot;&quot;)" office:value-type="string" office:string-value=" miyoshi_area:0 &quot;Miyoshi&quot;" calcext:value-type="string">
            <text:p><text:s/>miyoshi_area:0 "Miyoshi"</text:p>
          </table:table-cell>
          <table:table-cell table:formula="of:=[.B96]=[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ami_area</text:p>
          </table:table-cell>
          <table:table-cell table:formula="of:=CONCATENATE(&quot; &quot;;[.A97];&quot;:0 &quot;;&quot;&quot;&quot;&quot;;SUBSTITUTE(SUBSTITUTE(PROPER([.A97]);&quot;_Area&quot;;&quot;&quot;);&quot;_&quot;;&quot; &quot;);&quot;&quot;&quot;&quot;)" office:value-type="string" office:string-value=" mogami_area:0 &quot;Mogami&quot;" calcext:value-type="string">
            <text:p><text:s/>mogami_area:0 "Mogami"</text:p>
          </table:table-cell>
          <table:table-cell table:formula="of:=[.B97]=[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tosu_area</text:p>
          </table:table-cell>
          <table:table-cell table:formula="of:=CONCATENATE(&quot; &quot;;[.A98];&quot;:0 &quot;;&quot;&quot;&quot;&quot;;SUBSTITUTE(SUBSTITUTE(PROPER([.A98]);&quot;_Area&quot;;&quot;&quot;);&quot;_&quot;;&quot; &quot;);&quot;&quot;&quot;&quot;)" office:value-type="string" office:string-value=" motosu_area:0 &quot;Motosu&quot;" calcext:value-type="string">
            <text:p><text:s/>motosu_area:0 "Motosu"</text:p>
          </table:table-cell>
          <table:table-cell table:formula="of:=[.B98]=[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toyoshi_area</text:p>
          </table:table-cell>
          <table:table-cell table:formula="of:=CONCATENATE(&quot; &quot;;[.A99];&quot;:0 &quot;;&quot;&quot;&quot;&quot;;SUBSTITUTE(SUBSTITUTE(PROPER([.A99]);&quot;_Area&quot;;&quot;&quot;);&quot;_&quot;;&quot; &quot;);&quot;&quot;&quot;&quot;)" office:value-type="string" office:string-value=" motoyoshi_area:0 &quot;Motoyoshi&quot;" calcext:value-type="string">
            <text:p><text:s/>motoyoshi_area:0 "Motoyoshi"</text:p>
          </table:table-cell>
          <table:table-cell table:formula="of:=[.B99]=[.B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unakata_area</text:p>
          </table:table-cell>
          <table:table-cell table:formula="of:=CONCATENATE(&quot; &quot;;[.A100];&quot;:0 &quot;;&quot;&quot;&quot;&quot;;SUBSTITUTE(SUBSTITUTE(PROPER([.A100]);&quot;_Area&quot;;&quot;&quot;);&quot;_&quot;;&quot; &quot;);&quot;&quot;&quot;&quot;)" office:value-type="string" office:string-value=" munakata_area:0 &quot;Munakata&quot;" calcext:value-type="string">
            <text:p><text:s/>munakata_area:0 "Munakata"</text:p>
          </table:table-cell>
          <table:table-cell table:formula="of:=[.B100]=[.B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utsu_area</text:p>
          </table:table-cell>
          <table:table-cell table:formula="of:=CONCATENATE(&quot; &quot;;[.A101];&quot;:0 &quot;;&quot;&quot;&quot;&quot;;SUBSTITUTE(SUBSTITUTE(PROPER([.A101]);&quot;_Area&quot;;&quot;&quot;);&quot;_&quot;;&quot; &quot;);&quot;&quot;&quot;&quot;)" office:value-type="string" office:string-value=" mutsu_area:0 &quot;Mutsu&quot;" calcext:value-type="string">
            <text:p><text:s/>mutsu_area:0 "Mutsu"</text:p>
          </table:table-cell>
          <table:table-cell table:formula="of:=[.B101]=[.B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agara_area</text:p>
          </table:table-cell>
          <table:table-cell table:formula="of:=CONCATENATE(&quot; &quot;;[.A102];&quot;:0 &quot;;&quot;&quot;&quot;&quot;;SUBSTITUTE(SUBSTITUTE(PROPER([.A102]);&quot;_Area&quot;;&quot;&quot;);&quot;_&quot;;&quot; &quot;);&quot;&quot;&quot;&quot;)" office:value-type="string" office:string-value=" nagara_area:0 &quot;Nagara&quot;" calcext:value-type="string">
            <text:p><text:s/>nagara_area:0 "Nagara"</text:p>
          </table:table-cell>
          <table:table-cell table:formula="of:=[.B102]=[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agato_area</text:p>
          </table:table-cell>
          <table:table-cell table:formula="of:=CONCATENATE(&quot; &quot;;[.A103];&quot;:0 &quot;;&quot;&quot;&quot;&quot;;SUBSTITUTE(SUBSTITUTE(PROPER([.A103]);&quot;_Area&quot;;&quot;&quot;);&quot;_&quot;;&quot; &quot;);&quot;&quot;&quot;&quot;)" office:value-type="string" office:string-value=" nagato_area:0 &quot;Nagato&quot;" calcext:value-type="string">
            <text:p><text:s/>nagato_area:0 "Nagato"</text:p>
          </table:table-cell>
          <table:table-cell table:formula="of:=[.B103]=[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agusa_area</text:p>
          </table:table-cell>
          <table:table-cell table:formula="of:=CONCATENATE(&quot; &quot;;[.A104];&quot;:0 &quot;;&quot;&quot;&quot;&quot;;SUBSTITUTE(SUBSTITUTE(PROPER([.A104]);&quot;_Area&quot;;&quot;&quot;);&quot;_&quot;;&quot; &quot;);&quot;&quot;&quot;&quot;)" office:value-type="string" office:string-value=" nagusa_area:0 &quot;Nagusa&quot;" calcext:value-type="string">
            <text:p><text:s/>nagusa_area:0 "Nagusa"</text:p>
          </table:table-cell>
          <table:table-cell table:formula="of:=[.B104]=[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ara_area</text:p>
          </table:table-cell>
          <table:table-cell table:formula="of:=CONCATENATE(&quot; &quot;;[.A105];&quot;:0 &quot;;&quot;&quot;&quot;&quot;;SUBSTITUTE(SUBSTITUTE(PROPER([.A105]);&quot;_Area&quot;;&quot;&quot;);&quot;_&quot;;&quot; &quot;);&quot;&quot;&quot;&quot;)" office:value-type="string" office:string-value=" nara_area:0 &quot;Nara&quot;" calcext:value-type="string">
            <text:p><text:s/>nara_area:0 "Nara"</text:p>
          </table:table-cell>
          <table:table-cell table:formula="of:=[.B105]=[.B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asu_area</text:p>
          </table:table-cell>
          <table:table-cell table:formula="of:=CONCATENATE(&quot; &quot;;[.A106];&quot;:0 &quot;;&quot;&quot;&quot;&quot;;SUBSTITUTE(SUBSTITUTE(PROPER([.A106]);&quot;_Area&quot;;&quot;&quot;);&quot;_&quot;;&quot; &quot;);&quot;&quot;&quot;&quot;)" office:value-type="string" office:string-value=" nasu_area:0 &quot;Nasu&quot;" calcext:value-type="string">
            <text:p><text:s/>nasu_area:0 "Nasu"</text:p>
          </table:table-cell>
          <table:table-cell table:formula="of:=[.B106]=[.B1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iihama_area</text:p>
          </table:table-cell>
          <table:table-cell table:formula="of:=CONCATENATE(&quot; &quot;;[.A107];&quot;:0 &quot;;&quot;&quot;&quot;&quot;;SUBSTITUTE(SUBSTITUTE(PROPER([.A107]);&quot;_Area&quot;;&quot;&quot;);&quot;_&quot;;&quot; &quot;);&quot;&quot;&quot;&quot;)" office:value-type="string" office:string-value=" niihama_area:0 &quot;Niihama&quot;" calcext:value-type="string">
            <text:p><text:s/>niihama_area:0 "Niihama"</text:p>
          </table:table-cell>
          <table:table-cell table:formula="of:=[.B107]=[.B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ima_area</text:p>
          </table:table-cell>
          <table:table-cell table:formula="of:=CONCATENATE(&quot; &quot;;[.A108];&quot;:0 &quot;;&quot;&quot;&quot;&quot;;SUBSTITUTE(SUBSTITUTE(PROPER([.A108]);&quot;_Area&quot;;&quot;&quot;);&quot;_&quot;;&quot; &quot;);&quot;&quot;&quot;&quot;)" office:value-type="string" office:string-value=" nima_area:0 &quot;Nima&quot;" calcext:value-type="string">
            <text:p><text:s/>nima_area:0 "Nima"</text:p>
          </table:table-cell>
          <table:table-cell table:formula="of:=[.B108]=[.B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ishigori_area</text:p>
          </table:table-cell>
          <table:table-cell table:formula="of:=CONCATENATE(&quot; &quot;;[.A109];&quot;:0 &quot;;&quot;&quot;&quot;&quot;;SUBSTITUTE(SUBSTITUTE(PROPER([.A109]);&quot;_Area&quot;;&quot;&quot;);&quot;_&quot;;&quot; &quot;);&quot;&quot;&quot;&quot;)" office:value-type="string" office:string-value=" nishigori_area:0 &quot;Nishigori&quot;" calcext:value-type="string">
            <text:p><text:s/>nishigori_area:0 "Nishigori"</text:p>
          </table:table-cell>
          <table:table-cell table:formula="of:=[.B109]=[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orth_osumi_area</text:p>
          </table:table-cell>
          <table:table-cell table:formula="of:=CONCATENATE(&quot; &quot;;[.A110];&quot;:0 &quot;;&quot;&quot;&quot;&quot;;SUBSTITUTE(SUBSTITUTE(PROPER([.A110]);&quot;_Area&quot;;&quot;&quot;);&quot;_&quot;;&quot; &quot;);&quot;&quot;&quot;&quot;)" office:value-type="string" office:string-value=" north_osumi_area:0 &quot;North Osumi&quot;" calcext:value-type="string">
            <text:p><text:s/>north_osumi_area:0 "North Osumi"</text:p>
          </table:table-cell>
          <table:table-cell table:formula="of:=[.B110]=[.B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ose_area</text:p>
          </table:table-cell>
          <table:table-cell table:formula="of:=CONCATENATE(&quot; &quot;;[.A111];&quot;:0 &quot;;&quot;&quot;&quot;&quot;;SUBSTITUTE(SUBSTITUTE(PROPER([.A111]);&quot;_Area&quot;;&quot;&quot;);&quot;_&quot;;&quot; &quot;);&quot;&quot;&quot;&quot;)" office:value-type="string" office:string-value=" nose_area:0 &quot;Nose&quot;" calcext:value-type="string">
            <text:p><text:s/>nose_area:0 "Nose"</text:p>
          </table:table-cell>
          <table:table-cell table:formula="of:=[.B111]=[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oto_area</text:p>
          </table:table-cell>
          <table:table-cell table:formula="of:=CONCATENATE(&quot; &quot;;[.A112];&quot;:0 &quot;;&quot;&quot;&quot;&quot;;SUBSTITUTE(SUBSTITUTE(PROPER([.A112]);&quot;_Area&quot;;&quot;&quot;);&quot;_&quot;;&quot; &quot;);&quot;&quot;&quot;&quot;)" office:value-type="string" office:string-value=" noto_area:0 &quot;Noto&quot;" calcext:value-type="string">
            <text:p><text:s/>noto_area:0 "Noto"</text:p>
          </table:table-cell>
          <table:table-cell table:formula="of:=[.B112]=[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kata_area</text:p>
          </table:table-cell>
          <table:table-cell table:formula="of:=CONCATENATE(&quot; &quot;;[.A113];&quot;:0 &quot;;&quot;&quot;&quot;&quot;;SUBSTITUTE(SUBSTITUTE(PROPER([.A113]);&quot;_Area&quot;;&quot;&quot;);&quot;_&quot;;&quot; &quot;);&quot;&quot;&quot;&quot;)" office:value-type="string" office:string-value=" nukata_area:0 &quot;Nukata&quot;" calcext:value-type="string">
            <text:p><text:s/>nukata_area:0 "Nukata"</text:p>
          </table:table-cell>
          <table:table-cell table:formula="of:=[.B113]=[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makuma_area</text:p>
          </table:table-cell>
          <table:table-cell table:formula="of:=CONCATENATE(&quot; &quot;;[.A114];&quot;:0 &quot;;&quot;&quot;&quot;&quot;;SUBSTITUTE(SUBSTITUTE(PROPER([.A114]);&quot;_Area&quot;;&quot;&quot;);&quot;_&quot;;&quot; &quot;);&quot;&quot;&quot;&quot;)" office:value-type="string" office:string-value=" numakuma_area:0 &quot;Numakuma&quot;" calcext:value-type="string">
            <text:p><text:s/>numakuma_area:0 "Numakuma"</text:p>
          </table:table-cell>
          <table:table-cell table:formula="of:=[.B114]=[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i_area</text:p>
          </table:table-cell>
          <table:table-cell table:formula="of:=CONCATENATE(&quot; &quot;;[.A115];&quot;:0 &quot;;&quot;&quot;&quot;&quot;;SUBSTITUTE(SUBSTITUTE(PROPER([.A115]);&quot;_Area&quot;;&quot;&quot;);&quot;_&quot;;&quot; &quot;);&quot;&quot;&quot;&quot;)" office:value-type="string" office:string-value=" oi_area:0 &quot;Oi&quot;" calcext:value-type="string">
            <text:p><text:s/>oi_area:0 "Oi"</text:p>
          </table:table-cell>
          <table:table-cell table:formula="of:=[.B115]=[.B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ki_islands_area</text:p>
          </table:table-cell>
          <table:table-cell table:formula="of:=CONCATENATE(&quot; &quot;;[.A116];&quot;:0 &quot;;&quot;&quot;&quot;&quot;;SUBSTITUTE(SUBSTITUTE(PROPER([.A116]);&quot;_Area&quot;;&quot;&quot;);&quot;_&quot;;&quot; &quot;);&quot;&quot;&quot;&quot;)" office:value-type="string" office:string-value=" oki_islands_area:0 &quot;Oki Islands&quot;" calcext:value-type="string">
            <text:p><text:s/>oki_islands_area:0 "Oki Islands"</text:p>
          </table:table-cell>
          <table:table-cell table:formula="of:=[.B116]=[.B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kitama_area</text:p>
          </table:table-cell>
          <table:table-cell table:formula="of:=CONCATENATE(&quot; &quot;;[.A117];&quot;:0 &quot;;&quot;&quot;&quot;&quot;;SUBSTITUTE(SUBSTITUTE(PROPER([.A117]);&quot;_Area&quot;;&quot;&quot;);&quot;_&quot;;&quot; &quot;);&quot;&quot;&quot;&quot;)" office:value-type="string" office:string-value=" okitama_area:0 &quot;Okitama&quot;" calcext:value-type="string">
            <text:p><text:s/>okitama_area:0 "Okitama"</text:p>
          </table:table-cell>
          <table:table-cell table:formula="of:=[.B117]=[.B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aka_area</text:p>
          </table:table-cell>
          <table:table-cell table:formula="of:=CONCATENATE(&quot; &quot;;[.A118];&quot;:0 &quot;;&quot;&quot;&quot;&quot;;SUBSTITUTE(SUBSTITUTE(PROPER([.A118]);&quot;_Area&quot;;&quot;&quot;);&quot;_&quot;;&quot; &quot;);&quot;&quot;&quot;&quot;)" office:value-type="string" office:string-value=" osaka_area:0 &quot;Osaka&quot;" calcext:value-type="string">
            <text:p><text:s/>osaka_area:0 "Osaka"</text:p>
          </table:table-cell>
          <table:table-cell table:formula="of:=[.B118]=[.B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ura_area</text:p>
          </table:table-cell>
          <table:table-cell table:formula="of:=CONCATENATE(&quot; &quot;;[.A119];&quot;:0 &quot;;&quot;&quot;&quot;&quot;;SUBSTITUTE(SUBSTITUTE(PROPER([.A119]);&quot;_Area&quot;;&quot;&quot;);&quot;_&quot;;&quot; &quot;);&quot;&quot;&quot;&quot;)" office:value-type="string" office:string-value=" oura_area:0 &quot;Oura&quot;" calcext:value-type="string">
            <text:p><text:s/>oura_area:0 "Oura"</text:p>
          </table:table-cell>
          <table:table-cell table:formula="of:=[.B119]=[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wari_area</text:p>
          </table:table-cell>
          <table:table-cell table:formula="of:=CONCATENATE(&quot; &quot;;[.A120];&quot;:0 &quot;;&quot;&quot;&quot;&quot;;SUBSTITUTE(SUBSTITUTE(PROPER([.A120]);&quot;_Area&quot;;&quot;&quot;);&quot;_&quot;;&quot; &quot;);&quot;&quot;&quot;&quot;)" office:value-type="string" office:string-value=" owari_area:0 &quot;Owari&quot;" calcext:value-type="string">
            <text:p><text:s/>owari_area:0 "Owari"</text:p>
          </table:table-cell>
          <table:table-cell table:formula="of:=[.B120]=[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do_area</text:p>
          </table:table-cell>
          <table:table-cell table:formula="of:=CONCATENATE(&quot; &quot;;[.A121];&quot;:0 &quot;;&quot;&quot;&quot;&quot;;SUBSTITUTE(SUBSTITUTE(PROPER([.A121]);&quot;_Area&quot;;&quot;&quot;);&quot;_&quot;;&quot; &quot;);&quot;&quot;&quot;&quot;)" office:value-type="string" office:string-value=" sado_area:0 &quot;Sado&quot;" calcext:value-type="string">
            <text:p><text:s/>sado_area:0 "Sado"</text:p>
          </table:table-cell>
          <table:table-cell table:formula="of:=[.B121]=[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ga_area</text:p>
          </table:table-cell>
          <table:table-cell table:formula="of:=CONCATENATE(&quot; &quot;;[.A122];&quot;:0 &quot;;&quot;&quot;&quot;&quot;;SUBSTITUTE(SUBSTITUTE(PROPER([.A122]);&quot;_Area&quot;;&quot;&quot;);&quot;_&quot;;&quot; &quot;);&quot;&quot;&quot;&quot;)" office:value-type="string" office:string-value=" saga_area:0 &quot;Saga&quot;" calcext:value-type="string">
            <text:p><text:s/>saga_area:0 "Saga"</text:p>
          </table:table-cell>
          <table:table-cell table:formula="of:=[.B122]=[.B1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tama_area</text:p>
          </table:table-cell>
          <table:table-cell table:formula="of:=CONCATENATE(&quot; &quot;;[.A123];&quot;:0 &quot;;&quot;&quot;&quot;&quot;;SUBSTITUTE(SUBSTITUTE(PROPER([.A123]);&quot;_Area&quot;;&quot;&quot;);&quot;_&quot;;&quot; &quot;);&quot;&quot;&quot;&quot;)" office:value-type="string" office:string-value=" saitama_area:0 &quot;Saitama&quot;" calcext:value-type="string">
            <text:p><text:s/>saitama_area:0 "Saitama"</text:p>
          </table:table-cell>
          <table:table-cell table:formula="of:=[.B123]=[.B1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kai_area</text:p>
          </table:table-cell>
          <table:table-cell table:formula="of:=CONCATENATE(&quot; &quot;;[.A124];&quot;:0 &quot;;&quot;&quot;&quot;&quot;;SUBSTITUTE(SUBSTITUTE(PROPER([.A124]);&quot;_Area&quot;;&quot;&quot;);&quot;_&quot;;&quot; &quot;);&quot;&quot;&quot;&quot;)" office:value-type="string" office:string-value=" sakai_area:0 &quot;Sakai&quot;" calcext:value-type="string">
            <text:p><text:s/>sakai_area:0 "Sakai"</text:p>
          </table:table-cell>
          <table:table-cell table:formula="of:=[.B124]=[.B1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kata_area</text:p>
          </table:table-cell>
          <table:table-cell table:formula="of:=CONCATENATE(&quot; &quot;;[.A125];&quot;:0 &quot;;&quot;&quot;&quot;&quot;;SUBSTITUTE(SUBSTITUTE(PROPER([.A125]);&quot;_Area&quot;;&quot;&quot;);&quot;_&quot;;&quot; &quot;);&quot;&quot;&quot;&quot;)" office:value-type="string" office:string-value=" sakata_area:0 &quot;Sakata&quot;" calcext:value-type="string">
            <text:p><text:s/>sakata_area:0 "Sakata"</text:p>
          </table:table-cell>
          <table:table-cell table:formula="of:=[.B125]=[.B1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ku_area</text:p>
          </table:table-cell>
          <table:table-cell table:formula="of:=CONCATENATE(&quot; &quot;;[.A126];&quot;:0 &quot;;&quot;&quot;&quot;&quot;;SUBSTITUTE(SUBSTITUTE(PROPER([.A126]);&quot;_Area&quot;;&quot;&quot;);&quot;_&quot;;&quot; &quot;);&quot;&quot;&quot;&quot;)" office:value-type="string" office:string-value=" saku_area:0 &quot;Saku&quot;" calcext:value-type="string">
            <text:p><text:s/>saku_area:0 "Saku"</text:p>
          </table:table-cell>
          <table:table-cell table:formula="of:=[.B126]=[.B1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nuki_area</text:p>
          </table:table-cell>
          <table:table-cell table:formula="of:=CONCATENATE(&quot; &quot;;[.A127];&quot;:0 &quot;;&quot;&quot;&quot;&quot;;SUBSTITUTE(SUBSTITUTE(PROPER([.A127]);&quot;_Area&quot;;&quot;&quot;);&quot;_&quot;;&quot; &quot;);&quot;&quot;&quot;&quot;)" office:value-type="string" office:string-value=" sanuki_area:0 &quot;Sanuki&quot;" calcext:value-type="string">
            <text:p><text:s/>sanuki_area:0 "Sanuki"</text:p>
          </table:table-cell>
          <table:table-cell table:formula="of:=[.B127]=[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sai_area</text:p>
          </table:table-cell>
          <table:table-cell table:formula="of:=CONCATENATE(&quot; &quot;;[.A128];&quot;:0 &quot;;&quot;&quot;&quot;&quot;;SUBSTITUTE(SUBSTITUTE(PROPER([.A128]);&quot;_Area&quot;;&quot;&quot;);&quot;_&quot;;&quot; &quot;);&quot;&quot;&quot;&quot;)" office:value-type="string" office:string-value=" sasai_area:0 &quot;Sasai&quot;" calcext:value-type="string">
            <text:p><text:s/>sasai_area:0 "Sasai"</text:p>
          </table:table-cell>
          <table:table-cell table:formula="of:=[.B128]=[.B1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shima_area</text:p>
          </table:table-cell>
          <table:table-cell table:formula="of:=CONCATENATE(&quot; &quot;;[.A129];&quot;:0 &quot;;&quot;&quot;&quot;&quot;;SUBSTITUTE(SUBSTITUTE(PROPER([.A129]);&quot;_Area&quot;;&quot;&quot;);&quot;_&quot;;&quot; &quot;);&quot;&quot;&quot;&quot;)" office:value-type="string" office:string-value=" sashima_area:0 &quot;Sashima&quot;" calcext:value-type="string">
            <text:p><text:s/>sashima_area:0 "Sashima"</text:p>
          </table:table-cell>
          <table:table-cell table:formula="of:=[.B129]=[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tsuma_area</text:p>
          </table:table-cell>
          <table:table-cell table:formula="of:=CONCATENATE(&quot; &quot;;[.A130];&quot;:0 &quot;;&quot;&quot;&quot;&quot;;SUBSTITUTE(SUBSTITUTE(PROPER([.A130]);&quot;_Area&quot;;&quot;&quot;);&quot;_&quot;;&quot; &quot;);&quot;&quot;&quot;&quot;)" office:value-type="string" office:string-value=" satsuma_area:0 &quot;Satsuma&quot;" calcext:value-type="string">
            <text:p><text:s/>satsuma_area:0 "Satsuma"</text:p>
          </table:table-cell>
          <table:table-cell table:formula="of:=[.B130]=[.B1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ra_area</text:p>
          </table:table-cell>
          <table:table-cell table:formula="of:=CONCATENATE(&quot; &quot;;[.A131];&quot;:0 &quot;;&quot;&quot;&quot;&quot;;SUBSTITUTE(SUBSTITUTE(PROPER([.A131]);&quot;_Area&quot;;&quot;&quot;);&quot;_&quot;;&quot; &quot;);&quot;&quot;&quot;&quot;)" office:value-type="string" office:string-value=" sera_area:0 &quot;Sera&quot;" calcext:value-type="string">
            <text:p><text:s/>sera_area:0 "Sera"</text:p>
          </table:table-cell>
          <table:table-cell table:formula="of:=[.B131]=[.B1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touchi_islands_area</text:p>
          </table:table-cell>
          <table:table-cell table:formula="of:=CONCATENATE(&quot; &quot;;[.A132];&quot;:0 &quot;;&quot;&quot;&quot;&quot;;SUBSTITUTE(SUBSTITUTE(PROPER([.A132]);&quot;_Area&quot;;&quot;&quot;);&quot;_&quot;;&quot; &quot;);&quot;&quot;&quot;&quot;)" office:value-type="string" office:string-value=" setouchi_islands_area:0 &quot;Setouchi Islands&quot;" calcext:value-type="string">
            <text:p><text:s/>setouchi_islands_area:0 "Setouchi Islands"</text:p>
          </table:table-cell>
          <table:table-cell table:formula="of:=[.B132]=[.B1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hibata_area</text:p>
          </table:table-cell>
          <table:table-cell table:formula="of:=CONCATENATE(&quot; &quot;;[.A133];&quot;:0 &quot;;&quot;&quot;&quot;&quot;;SUBSTITUTE(SUBSTITUTE(PROPER([.A133]);&quot;_Area&quot;;&quot;&quot;);&quot;_&quot;;&quot; &quot;);&quot;&quot;&quot;&quot;)" office:value-type="string" office:string-value=" shibata_area:0 &quot;Shibata&quot;" calcext:value-type="string">
            <text:p><text:s/>shibata_area:0 "Shibata"</text:p>
          </table:table-cell>
          <table:table-cell table:formula="of:=[.B133]=[.B1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higa_area</text:p>
          </table:table-cell>
          <table:table-cell table:formula="of:=CONCATENATE(&quot; &quot;;[.A134];&quot;:0 &quot;;&quot;&quot;&quot;&quot;;SUBSTITUTE(SUBSTITUTE(PROPER([.A134]);&quot;_Area&quot;;&quot;&quot;);&quot;_&quot;;&quot; &quot;);&quot;&quot;&quot;&quot;)" office:value-type="string" office:string-value=" shiga_area:0 &quot;Shiga&quot;" calcext:value-type="string">
            <text:p><text:s/>shiga_area:0 "Shiga"</text:p>
          </table:table-cell>
          <table:table-cell table:formula="of:=[.B134]=[.B1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himabara_area</text:p>
          </table:table-cell>
          <table:table-cell table:formula="of:=CONCATENATE(&quot; &quot;;[.A135];&quot;:0 &quot;;&quot;&quot;&quot;&quot;;SUBSTITUTE(SUBSTITUTE(PROPER([.A135]);&quot;_Area&quot;;&quot;&quot;);&quot;_&quot;;&quot; &quot;);&quot;&quot;&quot;&quot;)" office:value-type="string" office:string-value=" shimabara_area:0 &quot;Shimabara&quot;" calcext:value-type="string">
            <text:p><text:s/>shimabara_area:0 "Shimabara"</text:p>
          </table:table-cell>
          <table:table-cell table:formula="of:=[.B135]=[.B1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himane_area</text:p>
          </table:table-cell>
          <table:table-cell table:formula="of:=CONCATENATE(&quot; &quot;;[.A136];&quot;:0 &quot;;&quot;&quot;&quot;&quot;;SUBSTITUTE(SUBSTITUTE(PROPER([.A136]);&quot;_Area&quot;;&quot;&quot;);&quot;_&quot;;&quot; &quot;);&quot;&quot;&quot;&quot;)" office:value-type="string" office:string-value=" shimane_area:0 &quot;Shimane&quot;" calcext:value-type="string">
            <text:p><text:s/>shimane_area:0 "Shimane"</text:p>
          </table:table-cell>
          <table:table-cell table:formula="of:=[.B136]=[.B1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hirakawa_area</text:p>
          </table:table-cell>
          <table:table-cell table:formula="of:=CONCATENATE(&quot; &quot;;[.A137];&quot;:0 &quot;;&quot;&quot;&quot;&quot;;SUBSTITUTE(SUBSTITUTE(PROPER([.A137]);&quot;_Area&quot;;&quot;&quot;);&quot;_&quot;;&quot; &quot;);&quot;&quot;&quot;&quot;)" office:value-type="string" office:string-value=" shirakawa_area:0 &quot;Shirakawa&quot;" calcext:value-type="string">
            <text:p><text:s/>shirakawa_area:0 "Shirakawa"</text:p>
          </table:table-cell>
          <table:table-cell table:formula="of:=[.B137]=[.B1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hiribeshi_area</text:p>
          </table:table-cell>
          <table:table-cell table:formula="of:=CONCATENATE(&quot; &quot;;[.A138];&quot;:0 &quot;;&quot;&quot;&quot;&quot;;SUBSTITUTE(SUBSTITUTE(PROPER([.A138]);&quot;_Area&quot;;&quot;&quot;);&quot;_&quot;;&quot; &quot;);&quot;&quot;&quot;&quot;)" office:value-type="string" office:string-value=" shiribeshi_area:0 &quot;Shiribeshi&quot;" calcext:value-type="string">
            <text:p><text:s/>shiribeshi_area:0 "Shiribeshi"</text:p>
          </table:table-cell>
          <table:table-cell table:formula="of:=[.B138]=[.B1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oma_area</text:p>
          </table:table-cell>
          <table:table-cell table:formula="of:=CONCATENATE(&quot; &quot;;[.A139];&quot;:0 &quot;;&quot;&quot;&quot;&quot;;SUBSTITUTE(SUBSTITUTE(PROPER([.A139]);&quot;_Area&quot;;&quot;&quot;);&quot;_&quot;;&quot; &quot;);&quot;&quot;&quot;&quot;)" office:value-type="string" office:string-value=" soma_area:0 &quot;Soma&quot;" calcext:value-type="string">
            <text:p><text:s/>soma_area:0 "Soma"</text:p>
          </table:table-cell>
          <table:table-cell table:formula="of:=[.B139]=[.B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oraku_area</text:p>
          </table:table-cell>
          <table:table-cell table:formula="of:=CONCATENATE(&quot; &quot;;[.A140];&quot;:0 &quot;;&quot;&quot;&quot;&quot;;SUBSTITUTE(SUBSTITUTE(PROPER([.A140]);&quot;_Area&quot;;&quot;&quot;);&quot;_&quot;;&quot; &quot;);&quot;&quot;&quot;&quot;)" office:value-type="string" office:string-value=" soraku_area:0 &quot;Soraku&quot;" calcext:value-type="string">
            <text:p><text:s/>soraku_area:0 "Soraku"</text:p>
          </table:table-cell>
          <table:table-cell table:formula="of:=[.B140]=[.B1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outh_osumi_area</text:p>
          </table:table-cell>
          <table:table-cell table:formula="of:=CONCATENATE(&quot; &quot;;[.A141];&quot;:0 &quot;;&quot;&quot;&quot;&quot;;SUBSTITUTE(SUBSTITUTE(PROPER([.A141]);&quot;_Area&quot;;&quot;&quot;);&quot;_&quot;;&quot; &quot;);&quot;&quot;&quot;&quot;)" office:value-type="string" office:string-value=" south_osumi_area:0 &quot;South Osumi&quot;" calcext:value-type="string">
            <text:p><text:s/>south_osumi_area:0 "South Osumi"</text:p>
          </table:table-cell>
          <table:table-cell table:formula="of:=[.B141]=[.B1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outh_satsuma_area</text:p>
          </table:table-cell>
          <table:table-cell table:formula="of:=CONCATENATE(&quot; &quot;;[.A142];&quot;:0 &quot;;&quot;&quot;&quot;&quot;;SUBSTITUTE(SUBSTITUTE(PROPER([.A142]);&quot;_Area&quot;;&quot;&quot;);&quot;_&quot;;&quot; &quot;);&quot;&quot;&quot;&quot;)" office:value-type="string" office:string-value=" south_satsuma_area:0 &quot;South Satsuma&quot;" calcext:value-type="string">
            <text:p><text:s/>south_satsuma_area:0 "South Satsuma"</text:p>
          </table:table-cell>
          <table:table-cell table:formula="of:=[.B142]=[.B1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outhern_islands_area</text:p>
          </table:table-cell>
          <table:table-cell table:formula="of:=CONCATENATE(&quot; &quot;;[.A143];&quot;:0 &quot;;&quot;&quot;&quot;&quot;;SUBSTITUTE(SUBSTITUTE(PROPER([.A143]);&quot;_Area&quot;;&quot;&quot;);&quot;_&quot;;&quot; &quot;);&quot;&quot;&quot;&quot;)" office:value-type="string" office:string-value=" southern_islands_area:0 &quot;Southern Islands&quot;" calcext:value-type="string">
            <text:p><text:s/>southern_islands_area:0 "Southern Islands"</text:p>
          </table:table-cell>
          <table:table-cell table:formula="of:=[.B143]=[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trait_islands_area</text:p>
          </table:table-cell>
          <table:table-cell table:formula="of:=CONCATENATE(&quot; &quot;;[.A144];&quot;:0 &quot;;&quot;&quot;&quot;&quot;;SUBSTITUTE(SUBSTITUTE(PROPER([.A144]);&quot;_Area&quot;;&quot;&quot;);&quot;_&quot;;&quot; &quot;);&quot;&quot;&quot;&quot;)" office:value-type="string" office:string-value=" strait_islands_area:0 &quot;Strait Islands&quot;" calcext:value-type="string">
            <text:p><text:s/>strait_islands_area:0 "Strait Islands"</text:p>
          </table:table-cell>
          <table:table-cell table:formula="of:=[.B144]=[.B1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do_area</text:p>
          </table:table-cell>
          <table:table-cell table:formula="of:=CONCATENATE(&quot; &quot;;[.A145];&quot;:0 &quot;;&quot;&quot;&quot;&quot;;SUBSTITUTE(SUBSTITUTE(PROPER([.A145]);&quot;_Area&quot;;&quot;&quot;);&quot;_&quot;;&quot; &quot;);&quot;&quot;&quot;&quot;)" office:value-type="string" office:string-value=" tado_area:0 &quot;Tado&quot;" calcext:value-type="string">
            <text:p><text:s/>tado_area:0 "Tado"</text:p>
          </table:table-cell>
          <table:table-cell table:formula="of:=[.B145]=[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i_area</text:p>
          </table:table-cell>
          <table:table-cell table:formula="of:=CONCATENATE(&quot; &quot;;[.A146];&quot;:0 &quot;;&quot;&quot;&quot;&quot;;SUBSTITUTE(SUBSTITUTE(PROPER([.A146]);&quot;_Area&quot;;&quot;&quot;);&quot;_&quot;;&quot; &quot;);&quot;&quot;&quot;&quot;)" office:value-type="string" office:string-value=" tagi_area:0 &quot;Tagi&quot;" calcext:value-type="string">
            <text:p><text:s/>tagi_area:0 "Tagi"</text:p>
          </table:table-cell>
          <table:table-cell table:formula="of:=[.B146]=[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o_area</text:p>
          </table:table-cell>
          <table:table-cell table:formula="of:=CONCATENATE(&quot; &quot;;[.A147];&quot;:0 &quot;;&quot;&quot;&quot;&quot;;SUBSTITUTE(SUBSTITUTE(PROPER([.A147]);&quot;_Area&quot;;&quot;&quot;);&quot;_&quot;;&quot; &quot;);&quot;&quot;&quot;&quot;)" office:value-type="string" office:string-value=" tago_area:0 &quot;Tago&quot;" calcext:value-type="string">
            <text:p><text:s/>tago_area:0 "Tago"</text:p>
          </table:table-cell>
          <table:table-cell table:formula="of:=[.B147]=[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kai_area</text:p>
          </table:table-cell>
          <table:table-cell table:formula="of:=CONCATENATE(&quot; &quot;;[.A148];&quot;:0 &quot;;&quot;&quot;&quot;&quot;;SUBSTITUTE(SUBSTITUTE(PROPER([.A148]);&quot;_Area&quot;;&quot;&quot;);&quot;_&quot;;&quot; &quot;);&quot;&quot;&quot;&quot;)" office:value-type="string" office:string-value=" takai_area:0 &quot;Takai&quot;" calcext:value-type="string">
            <text:p><text:s/>takai_area:0 "Takai"</text:p>
          </table:table-cell>
          <table:table-cell table:formula="of:=[.B148]=[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kata_area</text:p>
          </table:table-cell>
          <table:table-cell table:formula="of:=CONCATENATE(&quot; &quot;;[.A149];&quot;:0 &quot;;&quot;&quot;&quot;&quot;;SUBSTITUTE(SUBSTITUTE(PROPER([.A149]);&quot;_Area&quot;;&quot;&quot;);&quot;_&quot;;&quot; &quot;);&quot;&quot;&quot;&quot;)" office:value-type="string" office:string-value=" takata_area:0 &quot;Takata&quot;" calcext:value-type="string">
            <text:p><text:s/>takata_area:0 "Takata"</text:p>
          </table:table-cell>
          <table:table-cell table:formula="of:=[.B149]=[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keno_area</text:p>
          </table:table-cell>
          <table:table-cell table:formula="of:=CONCATENATE(&quot; &quot;;[.A150];&quot;:0 &quot;;&quot;&quot;&quot;&quot;;SUBSTITUTE(SUBSTITUTE(PROPER([.A150]);&quot;_Area&quot;;&quot;&quot;);&quot;_&quot;;&quot; &quot;);&quot;&quot;&quot;&quot;)" office:value-type="string" office:string-value=" takeno_area:0 &quot;Takeno&quot;" calcext:value-type="string">
            <text:p><text:s/>takeno_area:0 "Takeno"</text:p>
          </table:table-cell>
          <table:table-cell table:formula="of:=[.B150]=[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ki_area</text:p>
          </table:table-cell>
          <table:table-cell table:formula="of:=CONCATENATE(&quot; &quot;;[.A151];&quot;:0 &quot;;&quot;&quot;&quot;&quot;;SUBSTITUTE(SUBSTITUTE(PROPER([.A151]);&quot;_Area&quot;;&quot;&quot;);&quot;_&quot;;&quot; &quot;);&quot;&quot;&quot;&quot;)" office:value-type="string" office:string-value=" taki_area:0 &quot;Taki&quot;" calcext:value-type="string">
            <text:p><text:s/>taki_area:0 "Taki"</text:p>
          </table:table-cell>
          <table:table-cell table:formula="of:=[.B151]=[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ana_area</text:p>
          </table:table-cell>
          <table:table-cell table:formula="of:=CONCATENATE(&quot; &quot;;[.A152];&quot;:0 &quot;;&quot;&quot;&quot;&quot;;SUBSTITUTE(SUBSTITUTE(PROPER([.A152]);&quot;_Area&quot;;&quot;&quot;);&quot;_&quot;;&quot; &quot;);&quot;&quot;&quot;&quot;)" office:value-type="string" office:string-value=" tamana_area:0 &quot;Tamana&quot;" calcext:value-type="string">
            <text:p><text:s/>tamana_area:0 "Tamana"</text:p>
          </table:table-cell>
          <table:table-cell table:formula="of:=[.B152]=[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nba_area</text:p>
          </table:table-cell>
          <table:table-cell table:formula="of:=CONCATENATE(&quot; &quot;;[.A153];&quot;:0 &quot;;&quot;&quot;&quot;&quot;;SUBSTITUTE(SUBSTITUTE(PROPER([.A153]);&quot;_Area&quot;;&quot;&quot;);&quot;_&quot;;&quot; &quot;);&quot;&quot;&quot;&quot;)" office:value-type="string" office:string-value=" tanba_area:0 &quot;Tanba&quot;" calcext:value-type="string">
            <text:p><text:s/>tanba_area:0 "Tanba"</text:p>
          </table:table-cell>
          <table:table-cell table:formula="of:=[.B153]=[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chigi_area</text:p>
          </table:table-cell>
          <table:table-cell table:formula="of:=CONCATENATE(&quot; &quot;;[.A154];&quot;:0 &quot;;&quot;&quot;&quot;&quot;;SUBSTITUTE(SUBSTITUTE(PROPER([.A154]);&quot;_Area&quot;;&quot;&quot;);&quot;_&quot;;&quot; &quot;);&quot;&quot;&quot;&quot;)" office:value-type="string" office:string-value=" tochigi_area:0 &quot;Tochigi&quot;" calcext:value-type="string">
            <text:p><text:s/>tochigi_area:0 "Tochigi"</text:p>
          </table:table-cell>
          <table:table-cell table:formula="of:=[.B154]=[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ichi_area</text:p>
          </table:table-cell>
          <table:table-cell table:formula="of:=CONCATENATE(&quot; &quot;;[.A155];&quot;:0 &quot;;&quot;&quot;&quot;&quot;;SUBSTITUTE(SUBSTITUTE(PROPER([.A155]);&quot;_Area&quot;;&quot;&quot;);&quot;_&quot;;&quot; &quot;);&quot;&quot;&quot;&quot;)" office:value-type="string" office:string-value=" toichi_area:0 &quot;Toichi&quot;" calcext:value-type="string">
            <text:p><text:s/>toichi_area:0 "Toichi"</text:p>
          </table:table-cell>
          <table:table-cell table:formula="of:=[.B155]=[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kachi_area</text:p>
          </table:table-cell>
          <table:table-cell table:formula="of:=CONCATENATE(&quot; &quot;;[.A156];&quot;:0 &quot;;&quot;&quot;&quot;&quot;;SUBSTITUTE(SUBSTITUTE(PROPER([.A156]);&quot;_Area&quot;;&quot;&quot;);&quot;_&quot;;&quot; &quot;);&quot;&quot;&quot;&quot;)" office:value-type="string" office:string-value=" tokachi_area:0 &quot;Tokachi&quot;" calcext:value-type="string">
            <text:p><text:s/>tokachi_area:0 "Tokachi"</text:p>
          </table:table-cell>
          <table:table-cell table:formula="of:=[.B156]=[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ki_area</text:p>
          </table:table-cell>
          <table:table-cell table:formula="of:=CONCATENATE(&quot; &quot;;[.A157];&quot;:0 &quot;;&quot;&quot;&quot;&quot;;SUBSTITUTE(SUBSTITUTE(PROPER([.A157]);&quot;_Area&quot;;&quot;&quot;);&quot;_&quot;;&quot; &quot;);&quot;&quot;&quot;&quot;)" office:value-type="string" office:string-value=" toki_area:0 &quot;Toki&quot;" calcext:value-type="string">
            <text:p><text:s/>toki_area:0 "Toki"</text:p>
          </table:table-cell>
          <table:table-cell table:formula="of:=[.B157]=[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sa_area</text:p>
          </table:table-cell>
          <table:table-cell table:formula="of:=CONCATENATE(&quot; &quot;;[.A158];&quot;:0 &quot;;&quot;&quot;&quot;&quot;;SUBSTITUTE(SUBSTITUTE(PROPER([.A158]);&quot;_Area&quot;;&quot;&quot;);&quot;_&quot;;&quot; &quot;);&quot;&quot;&quot;&quot;)" office:value-type="string" office:string-value=" tosa_area:0 &quot;Tosa&quot;" calcext:value-type="string">
            <text:p><text:s/>tosa_area:0 "Tosa"</text:p>
          </table:table-cell>
          <table:table-cell table:formula="of:=[.B158]=[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tori_area</text:p>
          </table:table-cell>
          <table:table-cell table:formula="of:=CONCATENATE(&quot; &quot;;[.A159];&quot;:0 &quot;;&quot;&quot;&quot;&quot;;SUBSTITUTE(SUBSTITUTE(PROPER([.A159]);&quot;_Area&quot;;&quot;&quot;);&quot;_&quot;;&quot; &quot;);&quot;&quot;&quot;&quot;)" office:value-type="string" office:string-value=" tottori_area:0 &quot;Tottori&quot;" calcext:value-type="string">
            <text:p><text:s/>tottori_area:0 "Tottori"</text:p>
          </table:table-cell>
          <table:table-cell table:formula="of:=[.B159]=[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yooka_area</text:p>
          </table:table-cell>
          <table:table-cell table:formula="of:=CONCATENATE(&quot; &quot;;[.A160];&quot;:0 &quot;;&quot;&quot;&quot;&quot;;SUBSTITUTE(SUBSTITUTE(PROPER([.A160]);&quot;_Area&quot;;&quot;&quot;);&quot;_&quot;;&quot; &quot;);&quot;&quot;&quot;&quot;)" office:value-type="string" office:string-value=" toyooka_area:0 &quot;Toyooka&quot;" calcext:value-type="string">
            <text:p><text:s/>toyooka_area:0 "Toyooka"</text:p>
          </table:table-cell>
          <table:table-cell table:formula="of:=[.B160]=[.B1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ugaru_area</text:p>
          </table:table-cell>
          <table:table-cell table:formula="of:=CONCATENATE(&quot; &quot;;[.A161];&quot;:0 &quot;;&quot;&quot;&quot;&quot;;SUBSTITUTE(SUBSTITUTE(PROPER([.A161]);&quot;_Area&quot;;&quot;&quot;);&quot;_&quot;;&quot; &quot;);&quot;&quot;&quot;&quot;)" office:value-type="string" office:string-value=" tsugaru_area:0 &quot;Tsugaru&quot;" calcext:value-type="string">
            <text:p><text:s/>tsugaru_area:0 "Tsugaru"</text:p>
          </table:table-cell>
          <table:table-cell table:formula="of:=[.B161]=[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ukuba_area</text:p>
          </table:table-cell>
          <table:table-cell table:formula="of:=CONCATENATE(&quot; &quot;;[.A162];&quot;:0 &quot;;&quot;&quot;&quot;&quot;;SUBSTITUTE(SUBSTITUTE(PROPER([.A162]);&quot;_Area&quot;;&quot;&quot;);&quot;_&quot;;&quot; &quot;);&quot;&quot;&quot;&quot;)" office:value-type="string" office:string-value=" tsukuba_area:0 &quot;Tsukuba&quot;" calcext:value-type="string">
            <text:p><text:s/>tsukuba_area:0 "Tsukuba"</text:p>
          </table:table-cell>
          <table:table-cell table:formula="of:=[.B162]=[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onuma_area</text:p>
          </table:table-cell>
          <table:table-cell table:formula="of:=CONCATENATE(&quot; &quot;;[.A163];&quot;:0 &quot;;&quot;&quot;&quot;&quot;;SUBSTITUTE(SUBSTITUTE(PROPER([.A163]);&quot;_Area&quot;;&quot;&quot;);&quot;_&quot;;&quot; &quot;);&quot;&quot;&quot;&quot;)" office:value-type="string" office:string-value=" uonuma_area:0 &quot;Uonuma&quot;" calcext:value-type="string">
            <text:p><text:s/>uonuma_area:0 "Uonuma"</text:p>
          </table:table-cell>
          <table:table-cell table:formula="of:=[.B163]=[.B1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suki_area</text:p>
          </table:table-cell>
          <table:table-cell table:formula="of:=CONCATENATE(&quot; &quot;;[.A164];&quot;:0 &quot;;&quot;&quot;&quot;&quot;;SUBSTITUTE(SUBSTITUTE(PROPER([.A164]);&quot;_Area&quot;;&quot;&quot;);&quot;_&quot;;&quot; &quot;);&quot;&quot;&quot;&quot;)" office:value-type="string" office:string-value=" usuki_area:0 &quot;Usuki&quot;" calcext:value-type="string">
            <text:p><text:s/>usuki_area:0 "Usuki"</text:p>
          </table:table-cell>
          <table:table-cell table:formula="of:=[.B164]=[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to_area</text:p>
          </table:table-cell>
          <table:table-cell table:formula="of:=CONCATENATE(&quot; &quot;;[.A165];&quot;:0 &quot;;&quot;&quot;&quot;&quot;;SUBSTITUTE(SUBSTITUTE(PROPER([.A165]);&quot;_Area&quot;;&quot;&quot;);&quot;_&quot;;&quot; &quot;);&quot;&quot;&quot;&quot;)" office:value-type="string" office:string-value=" uto_area:0 &quot;Uto&quot;" calcext:value-type="string">
            <text:p><text:s/>uto_area:0 "Uto"</text:p>
          </table:table-cell>
          <table:table-cell table:formula="of:=[.B165]=[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wa_area</text:p>
          </table:table-cell>
          <table:table-cell table:formula="of:=CONCATENATE(&quot; &quot;;[.A166];&quot;:0 &quot;;&quot;&quot;&quot;&quot;;SUBSTITUTE(SUBSTITUTE(PROPER([.A166]);&quot;_Area&quot;;&quot;&quot;);&quot;_&quot;;&quot; &quot;);&quot;&quot;&quot;&quot;)" office:value-type="string" office:string-value=" uwa_area:0 &quot;Uwa&quot;" calcext:value-type="string">
            <text:p><text:s/>uwa_area:0 "Uwa"</text:p>
          </table:table-cell>
          <table:table-cell table:formula="of:=[.B166]=[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tarai_area</text:p>
          </table:table-cell>
          <table:table-cell table:formula="of:=CONCATENATE(&quot; &quot;;[.A167];&quot;:0 &quot;;&quot;&quot;&quot;&quot;;SUBSTITUTE(SUBSTITUTE(PROPER([.A167]);&quot;_Area&quot;;&quot;&quot;);&quot;_&quot;;&quot; &quot;);&quot;&quot;&quot;&quot;)" office:value-type="string" office:string-value=" watarai_area:0 &quot;Watarai&quot;" calcext:value-type="string">
            <text:p><text:s/>watarai_area:0 "Watarai"</text:p>
          </table:table-cell>
          <table:table-cell table:formula="of:=[.B167]=[.B1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tari_area</text:p>
          </table:table-cell>
          <table:table-cell table:formula="of:=CONCATENATE(&quot; &quot;;[.A168];&quot;:0 &quot;;&quot;&quot;&quot;&quot;;SUBSTITUTE(SUBSTITUTE(PROPER([.A168]);&quot;_Area&quot;;&quot;&quot;);&quot;_&quot;;&quot; &quot;);&quot;&quot;&quot;&quot;)" office:value-type="string" office:string-value=" watari_area:0 &quot;Watari&quot;" calcext:value-type="string">
            <text:p><text:s/>watari_area:0 "Watari"</text:p>
          </table:table-cell>
          <table:table-cell table:formula="of:=[.B168]=[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abu_area</text:p>
          </table:table-cell>
          <table:table-cell table:formula="of:=CONCATENATE(&quot; &quot;;[.A169];&quot;:0 &quot;;&quot;&quot;&quot;&quot;;SUBSTITUTE(SUBSTITUTE(PROPER([.A169]);&quot;_Area&quot;;&quot;&quot;);&quot;_&quot;;&quot; &quot;);&quot;&quot;&quot;&quot;)" office:value-type="string" office:string-value=" yabu_area:0 &quot;Yabu&quot;" calcext:value-type="string">
            <text:p><text:s/>yabu_area:0 "Yabu"</text:p>
          </table:table-cell>
          <table:table-cell table:formula="of:=[.B169]=[.B1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amaka_area</text:p>
          </table:table-cell>
          <table:table-cell table:formula="of:=CONCATENATE(&quot; &quot;;[.A170];&quot;:0 &quot;;&quot;&quot;&quot;&quot;;SUBSTITUTE(SUBSTITUTE(PROPER([.A170]);&quot;_Area&quot;;&quot;&quot;);&quot;_&quot;;&quot; &quot;);&quot;&quot;&quot;&quot;)" office:value-type="string" office:string-value=" yamaka_area:0 &quot;Yamaka&quot;" calcext:value-type="string">
            <text:p><text:s/>yamaka_area:0 "Yamaka"</text:p>
          </table:table-cell>
          <table:table-cell table:formula="of:=[.B170]=[.B1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amato_area</text:p>
          </table:table-cell>
          <table:table-cell table:formula="of:=CONCATENATE(&quot; &quot;;[.A171];&quot;:0 &quot;;&quot;&quot;&quot;&quot;;SUBSTITUTE(SUBSTITUTE(PROPER([.A171]);&quot;_Area&quot;;&quot;&quot;);&quot;_&quot;;&quot; &quot;);&quot;&quot;&quot;&quot;)" office:value-type="string" office:string-value=" yamato_area:0 &quot;Yamato&quot;" calcext:value-type="string">
            <text:p><text:s/>yamato_area:0 "Yamato"</text:p>
          </table:table-cell>
          <table:table-cell table:formula="of:=[.B171]=[.B1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atabe_area</text:p>
          </table:table-cell>
          <table:table-cell table:formula="of:=CONCATENATE(&quot; &quot;;[.A172];&quot;:0 &quot;;&quot;&quot;&quot;&quot;;SUBSTITUTE(SUBSTITUTE(PROPER([.A172]);&quot;_Area&quot;;&quot;&quot;);&quot;_&quot;;&quot; &quot;);&quot;&quot;&quot;&quot;)" office:value-type="string" office:string-value=" yatabe_area:0 &quot;Yatabe&quot;" calcext:value-type="string">
            <text:p><text:s/>yatabe_area:0 "Yatabe"</text:p>
          </table:table-cell>
          <table:table-cell table:formula="of:=[.B172]=[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osa_area</text:p>
          </table:table-cell>
          <table:table-cell table:formula="of:=CONCATENATE(&quot; &quot;;[.A173];&quot;:0 &quot;;&quot;&quot;&quot;&quot;;SUBSTITUTE(SUBSTITUTE(PROPER([.A173]);&quot;_Area&quot;;&quot;&quot;);&quot;_&quot;;&quot; &quot;);&quot;&quot;&quot;&quot;)" office:value-type="string" office:string-value=" yosa_area:0 &quot;Yosa&quot;" calcext:value-type="string">
            <text:p><text:s/>yosa_area:0 "Yosa"</text:p>
          </table:table-cell>
          <table:table-cell table:formula="of:=[.B173]=[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oshino_area</text:p>
          </table:table-cell>
          <table:table-cell table:formula="of:=CONCATENATE(&quot; &quot;;[.A174];&quot;:0 &quot;;&quot;&quot;&quot;&quot;;SUBSTITUTE(SUBSTITUTE(PROPER([.A174]);&quot;_Area&quot;;&quot;&quot;);&quot;_&quot;;&quot; &quot;);&quot;&quot;&quot;&quot;)" office:value-type="string" office:string-value=" yoshino_area:0 &quot;Yoshino&quot;" calcext:value-type="string">
            <text:p><text:s/>yoshino_area:0 "Yoshino"</text:p>
          </table:table-cell>
          <table:table-cell table:formula="of:=[.B174]=[.B173]"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0" table:target-range-address="Sheet1.A1:Sheet1.A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3:21:05.776260137</meta:creation-date>
    <dc:date>2016-12-30T04:04:44.389675145</dc:date>
    <meta:editing-duration>PT11M37S</meta:editing-duration>
    <meta:editing-cycles>2</meta:editing-cycles>
    <meta:generator>LibreOffice/4.2.8.2$Linux_X86_64 LibreOffice_project/420m0$Build-2</meta:generator>
    <meta:document-statistic meta:table-count="1" meta:cell-count="521" meta:object-count="0"/>
  </office:meta>
</office:document-meta>
</file>